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fi" svg:font-family="'Liberation Serfi'"/>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bold" officeooo:rsid="0037104a" officeooo:paragraph-rsid="0037104a" style:font-weight-asian="bold" style:font-weight-complex="bold"/>
    </style:style>
    <style:style style:name="P9" style:family="paragraph" style:parent-style-name="Text_20_body">
      <style:text-properties fo:font-weight="bold" officeooo:rsid="0037532c" officeooo:paragraph-rsid="0037532c" style:font-weight-asian="bold" style:font-weight-complex="bold"/>
    </style:style>
    <style:style style:name="P10" style:family="paragraph" style:parent-style-name="Text_20_body">
      <style:text-properties fo:font-weight="bold" officeooo:rsid="00407b4a" officeooo:paragraph-rsid="00407b4a" style:font-weight-asian="bold" style:font-weight-complex="bold"/>
    </style:style>
    <style:style style:name="P11" style:family="paragraph" style:parent-style-name="Text_20_body">
      <style:text-properties fo:font-weight="bold" officeooo:rsid="00407e54" officeooo:paragraph-rsid="00407e54" style:font-weight-asian="bold" style:font-weight-complex="bold"/>
    </style:style>
    <style:style style:name="P12" style:family="paragraph" style:parent-style-name="Text_20_body">
      <style:text-properties fo:font-weight="bold" officeooo:rsid="0040a088" officeooo:paragraph-rsid="0040a088" style:font-weight-asian="bold" style:font-weight-complex="bold"/>
    </style:style>
    <style:style style:name="P13" style:family="paragraph" style:parent-style-name="Text_20_body">
      <style:text-properties fo:font-weight="bold" officeooo:rsid="00421372" officeooo:paragraph-rsid="00421372" style:font-weight-asian="bold" style:font-weight-complex="bold"/>
    </style:style>
    <style:style style:name="P14" style:family="paragraph" style:parent-style-name="Text_20_body">
      <style:text-properties fo:font-weight="normal" officeooo:rsid="001ba890" officeooo:paragraph-rsid="001ba890" style:font-weight-asian="normal" style:font-weight-complex="normal"/>
    </style:style>
    <style:style style:name="P15" style:family="paragraph" style:parent-style-name="Text_20_body">
      <style:text-properties fo:font-weight="normal" officeooo:rsid="001d77bb" officeooo:paragraph-rsid="001d77bb" style:font-weight-asian="normal" style:font-weight-complex="normal"/>
    </style:style>
    <style:style style:name="P16" style:family="paragraph" style:parent-style-name="Text_20_body">
      <style:text-properties fo:font-weight="normal" officeooo:rsid="002a0d46" officeooo:paragraph-rsid="002a0d46" style:font-weight-asian="normal" style:font-weight-complex="normal"/>
    </style:style>
    <style:style style:name="P17" style:family="paragraph" style:parent-style-name="Text_20_body">
      <style:text-properties fo:font-weight="normal" officeooo:rsid="003069db" officeooo:paragraph-rsid="003069db" style:font-weight-asian="normal" style:font-weight-complex="normal"/>
    </style:style>
    <style:style style:name="P18" style:family="paragraph" style:parent-style-name="Text_20_body">
      <style:text-properties fo:font-weight="normal" officeooo:rsid="0037104a" officeooo:paragraph-rsid="0037104a" style:font-weight-asian="normal" style:font-weight-complex="normal"/>
    </style:style>
    <style:style style:name="P19" style:family="paragraph" style:parent-style-name="Text_20_body">
      <style:text-properties fo:font-weight="normal" officeooo:rsid="00407e54" officeooo:paragraph-rsid="00407e54" style:font-weight-asian="normal" style:font-weight-complex="normal"/>
    </style:style>
    <style:style style:name="P20" style:family="paragraph" style:parent-style-name="Text_20_body">
      <style:text-properties fo:font-weight="normal" officeooo:rsid="0040a088" officeooo:paragraph-rsid="0040a088" style:font-weight-asian="normal" style:font-weight-complex="normal"/>
    </style:style>
    <style:style style:name="P21" style:family="paragraph" style:parent-style-name="Text_20_body">
      <style:text-properties officeooo:paragraph-rsid="001dacbf"/>
    </style:style>
    <style:style style:name="P22" style:family="paragraph" style:parent-style-name="Text_20_body">
      <style:text-properties style:font-name="Courier New" fo:font-weight="bold" officeooo:rsid="001dacbf" officeooo:paragraph-rsid="001dacbf" style:font-weight-asian="bold" style:font-weight-complex="bold"/>
    </style:style>
    <style:style style:name="P23" style:family="paragraph" style:parent-style-name="Text_20_body">
      <style:text-properties style:font-name="Courier New" fo:font-weight="bold" officeooo:rsid="00407b4a" officeooo:paragraph-rsid="00407b4a" style:font-weight-asian="bold" style:font-weight-complex="bold"/>
    </style:style>
    <style:style style:name="P24" style:family="paragraph" style:parent-style-name="Text_20_body">
      <style:text-properties style:font-name="Courier New" fo:font-weight="normal" officeooo:rsid="001dacbf" officeooo:paragraph-rsid="001dacbf" style:font-weight-asian="normal" style:font-weight-complex="normal"/>
    </style:style>
    <style:style style:name="P25" style:family="paragraph" style:parent-style-name="Text_20_body">
      <style:text-properties style:font-name="Courier New" fo:font-weight="normal" officeooo:rsid="001ebca4" officeooo:paragraph-rsid="001ebca4" style:font-weight-asian="normal" style:font-weight-complex="normal"/>
    </style:style>
    <style:style style:name="P26" style:family="paragraph" style:parent-style-name="Text_20_body">
      <style:text-properties style:font-name="Courier New" fo:font-weight="normal" officeooo:rsid="00264291" officeooo:paragraph-rsid="00264291" style:font-weight-asian="normal" style:font-weight-complex="normal"/>
    </style:style>
    <style:style style:name="P27" style:family="paragraph" style:parent-style-name="Text_20_body">
      <style:text-properties style:font-name="Courier New" fo:font-weight="normal" officeooo:rsid="00251cc9" officeooo:paragraph-rsid="00251cc9" style:font-weight-asian="normal" style:font-weight-complex="normal"/>
    </style:style>
    <style:style style:name="P28" style:family="paragraph" style:parent-style-name="Text_20_body">
      <style:text-properties style:font-name="Courier New" fo:font-weight="normal" officeooo:rsid="003069db" officeooo:paragraph-rsid="003069db" style:font-weight-asian="normal" style:font-weight-complex="normal"/>
    </style:style>
    <style:style style:name="P29" style:family="paragraph" style:parent-style-name="Text_20_body">
      <style:text-properties style:font-name="Courier New" fo:font-weight="normal" officeooo:rsid="003258d7" officeooo:paragraph-rsid="003258d7" style:font-weight-asian="normal" style:font-weight-complex="normal"/>
    </style:style>
    <style:style style:name="P30" style:family="paragraph" style:parent-style-name="Text_20_body">
      <style:text-properties style:font-name="Courier New" fo:font-weight="normal" officeooo:rsid="00336d62" officeooo:paragraph-rsid="00336d62" style:font-weight-asian="normal" style:font-weight-complex="normal"/>
    </style:style>
    <style:style style:name="P31" style:family="paragraph" style:parent-style-name="Text_20_body">
      <style:text-properties style:font-name="Courier New" fo:font-weight="normal" officeooo:rsid="0035049c" officeooo:paragraph-rsid="0035049c" style:font-weight-asian="normal" style:font-weight-complex="normal"/>
    </style:style>
    <style:style style:name="P32" style:family="paragraph" style:parent-style-name="Text_20_body">
      <style:text-properties style:font-name="Courier New" fo:font-weight="normal" officeooo:rsid="0037532c" officeooo:paragraph-rsid="0037532c" style:font-weight-asian="normal" style:font-weight-complex="normal"/>
    </style:style>
    <style:style style:name="P33" style:family="paragraph" style:parent-style-name="Text_20_body">
      <style:text-properties style:font-name="Courier New" fo:font-weight="normal" officeooo:rsid="003dda8c" officeooo:paragraph-rsid="003dda8c" style:font-weight-asian="normal" style:font-weight-complex="normal"/>
    </style:style>
    <style:style style:name="P34" style:family="paragraph" style:parent-style-name="Text_20_body">
      <style:text-properties style:font-name="Courier New" fo:font-weight="normal" officeooo:rsid="00407b4a" officeooo:paragraph-rsid="00407b4a" style:font-weight-asian="normal" style:font-weight-complex="normal"/>
    </style:style>
    <style:style style:name="P35" style:family="paragraph" style:parent-style-name="Text_20_body">
      <style:text-properties style:font-name="Courier New" fo:font-weight="normal" officeooo:rsid="00407e54" officeooo:paragraph-rsid="00407e54" style:font-weight-asian="normal" style:font-weight-complex="normal"/>
    </style:style>
    <style:style style:name="P36" style:family="paragraph" style:parent-style-name="Text_20_body">
      <style:text-properties style:font-name="Courier New" fo:font-weight="normal" officeooo:rsid="0040a088" officeooo:paragraph-rsid="0040a088" style:font-weight-asian="normal" style:font-weight-complex="normal"/>
    </style:style>
    <style:style style:name="P37" style:family="paragraph" style:parent-style-name="Text_20_body">
      <style:text-properties style:font-name="Courier New" fo:font-weight="normal" officeooo:rsid="00421372" officeooo:paragraph-rsid="00421372" style:font-weight-asian="normal" style:font-weight-complex="normal"/>
    </style:style>
    <style:style style:name="P38" style:family="paragraph" style:parent-style-name="Text_20_body">
      <style:text-properties style:font-name="Courier New" officeooo:rsid="00251cc9" officeooo:paragraph-rsid="00251cc9"/>
    </style:style>
    <style:style style:name="P39" style:family="paragraph" style:parent-style-name="Text_20_body">
      <style:text-properties style:font-name="Courier New" officeooo:paragraph-rsid="0035049c"/>
    </style:style>
    <style:style style:name="P40" style:family="paragraph" style:parent-style-name="Text_20_body">
      <style:text-properties style:font-name="Courier New" officeooo:paragraph-rsid="00376f6e"/>
    </style:style>
    <style:style style:name="P41" style:family="paragraph" style:parent-style-name="Text_20_body">
      <style:text-properties style:font-name="Courier New" officeooo:paragraph-rsid="003a958f"/>
    </style:style>
    <style:style style:name="P42" style:family="paragraph" style:parent-style-name="Text_20_body">
      <style:text-properties style:font-name="Courier New" officeooo:rsid="003c827c" officeooo:paragraph-rsid="003c827c"/>
    </style:style>
    <style:style style:name="P43" style:family="paragraph" style:parent-style-name="Text_20_body">
      <style:text-properties style:font-name="Courier New" officeooo:paragraph-rsid="003dda8c"/>
    </style:style>
    <style:style style:name="P44" style:family="paragraph" style:parent-style-name="Text_20_body">
      <style:text-properties style:font-name="Courier New" officeooo:paragraph-rsid="003e1673"/>
    </style:style>
    <style:style style:name="P45" style:family="paragraph" style:parent-style-name="Text_20_body">
      <style:text-properties style:font-name="Courier New" officeooo:paragraph-rsid="00407b4a"/>
    </style:style>
    <style:style style:name="P46" style:family="paragraph" style:parent-style-name="Text_20_body">
      <style:text-properties style:font-name="Liberation Serif" fo:font-weight="bold" officeooo:rsid="001ebca4" officeooo:paragraph-rsid="001ebca4" style:font-weight-asian="bold" style:font-weight-complex="bold"/>
    </style:style>
    <style:style style:name="P47" style:family="paragraph" style:parent-style-name="Text_20_body">
      <style:text-properties style:font-name="Liberation Serif" fo:font-weight="bold" officeooo:rsid="00251cc9" officeooo:paragraph-rsid="00251cc9" style:font-weight-asian="bold" style:font-weight-complex="bold"/>
    </style:style>
    <style:style style:name="P48" style:family="paragraph" style:parent-style-name="Text_20_body">
      <style:text-properties style:font-name="Liberation Serif" fo:font-weight="bold" officeooo:rsid="00293713" officeooo:paragraph-rsid="00293713" style:font-weight-asian="bold" style:font-weight-complex="bold"/>
    </style:style>
    <style:style style:name="P49" style:family="paragraph" style:parent-style-name="Text_20_body">
      <style:text-properties style:font-name="Liberation Serif" fo:font-weight="bold" officeooo:rsid="003069db" officeooo:paragraph-rsid="003069db" style:font-weight-asian="bold" style:font-weight-complex="bold"/>
    </style:style>
    <style:style style:name="P50" style:family="paragraph" style:parent-style-name="Text_20_body">
      <style:text-properties style:font-name="Liberation Serif" fo:font-weight="bold" officeooo:rsid="003258d7" officeooo:paragraph-rsid="003258d7" style:font-weight-asian="bold" style:font-weight-complex="bold"/>
    </style:style>
    <style:style style:name="P51" style:family="paragraph" style:parent-style-name="Text_20_body">
      <style:text-properties style:font-name="Liberation Serif" fo:font-weight="bold" officeooo:rsid="00336d62" officeooo:paragraph-rsid="00336d62" style:font-weight-asian="bold" style:font-weight-complex="bold"/>
    </style:style>
    <style:style style:name="P52" style:family="paragraph" style:parent-style-name="Text_20_body">
      <style:text-properties style:font-name="Liberation Serif" fo:font-weight="bold" officeooo:rsid="0035049c" officeooo:paragraph-rsid="0035049c" style:font-weight-asian="bold" style:font-weight-complex="bold"/>
    </style:style>
    <style:style style:name="P53" style:family="paragraph" style:parent-style-name="Text_20_body">
      <style:text-properties style:font-name="Liberation Serif" fo:font-weight="bold" officeooo:rsid="003c827c" officeooo:paragraph-rsid="003c827c" style:font-weight-asian="bold" style:font-weight-complex="bold"/>
    </style:style>
    <style:style style:name="P54" style:family="paragraph" style:parent-style-name="Text_20_body">
      <style:text-properties style:font-name="Liberation Serif" fo:font-weight="bold" officeooo:rsid="003dda8c" officeooo:paragraph-rsid="003dda8c" style:font-weight-asian="bold" style:font-weight-complex="bold"/>
    </style:style>
    <style:style style:name="P55" style:family="paragraph" style:parent-style-name="Text_20_body">
      <style:text-properties style:font-name="Liberation Serif" fo:font-weight="bold" officeooo:rsid="00407b4a" officeooo:paragraph-rsid="00407b4a" style:font-weight-asian="bold" style:font-weight-complex="bold"/>
    </style:style>
    <style:style style:name="P56" style:family="paragraph" style:parent-style-name="Text_20_body">
      <style:text-properties style:font-name="Liberation Serif" fo:font-weight="bold" officeooo:rsid="00407e54" officeooo:paragraph-rsid="00407e54" style:font-weight-asian="bold" style:font-weight-complex="bold"/>
    </style:style>
    <style:style style:name="P57" style:family="paragraph" style:parent-style-name="Text_20_body">
      <style:text-properties style:font-name="Liberation Serif" fo:font-weight="bold" officeooo:rsid="00421372" officeooo:paragraph-rsid="00421372" style:font-weight-asian="bold" style:font-weight-complex="bold"/>
    </style:style>
    <style:style style:name="P58" style:family="paragraph" style:parent-style-name="Text_20_body">
      <style:text-properties style:font-name="Liberation Serif" fo:font-weight="normal" officeooo:rsid="001dacbf" officeooo:paragraph-rsid="001dacbf" style:font-weight-asian="normal" style:font-weight-complex="normal"/>
    </style:style>
    <style:style style:name="P59" style:family="paragraph" style:parent-style-name="Text_20_body">
      <style:text-properties style:font-name="Liberation Serif" fo:font-weight="normal" officeooo:rsid="001ebca4" officeooo:paragraph-rsid="001ebca4" style:font-weight-asian="normal" style:font-weight-complex="normal"/>
    </style:style>
    <style:style style:name="P60" style:family="paragraph" style:parent-style-name="Text_20_body">
      <style:text-properties style:font-name="Liberation Serif" fo:font-weight="normal" officeooo:rsid="001ebca4" officeooo:paragraph-rsid="001fa8c5" style:font-weight-asian="normal" style:font-weight-complex="normal"/>
    </style:style>
    <style:style style:name="P61" style:family="paragraph" style:parent-style-name="Text_20_body">
      <style:text-properties style:font-name="Liberation Serif" fo:font-weight="normal" officeooo:rsid="00264291" officeooo:paragraph-rsid="00264291" style:font-weight-asian="normal" style:font-weight-complex="normal"/>
    </style:style>
    <style:style style:name="P62" style:family="paragraph" style:parent-style-name="Text_20_body">
      <style:text-properties style:font-name="Liberation Serif" fo:font-weight="normal" officeooo:rsid="00264291" officeooo:paragraph-rsid="0026661b" style:font-weight-asian="normal" style:font-weight-complex="normal"/>
    </style:style>
    <style:style style:name="P63" style:family="paragraph" style:parent-style-name="Text_20_body">
      <style:text-properties style:font-name="Liberation Serif" fo:font-weight="normal" officeooo:rsid="00251cc9" officeooo:paragraph-rsid="00251cc9" style:font-weight-asian="normal" style:font-weight-complex="normal"/>
    </style:style>
    <style:style style:name="P64" style:family="paragraph" style:parent-style-name="Text_20_body">
      <style:text-properties style:font-name="Liberation Serif" fo:font-weight="normal" officeooo:rsid="002a0d46" officeooo:paragraph-rsid="002a0d46" style:font-weight-asian="normal" style:font-weight-complex="normal"/>
    </style:style>
    <style:style style:name="P65" style:family="paragraph" style:parent-style-name="Text_20_body">
      <style:text-properties style:font-name="Liberation Serif" fo:font-weight="normal" officeooo:rsid="003069db" officeooo:paragraph-rsid="003069db" style:font-weight-asian="normal" style:font-weight-complex="normal"/>
    </style:style>
    <style:style style:name="P66" style:family="paragraph" style:parent-style-name="Text_20_body">
      <style:text-properties style:font-name="Liberation Serif" fo:font-weight="normal" officeooo:rsid="003258d7" officeooo:paragraph-rsid="003258d7" style:font-weight-asian="normal" style:font-weight-complex="normal"/>
    </style:style>
    <style:style style:name="P67" style:family="paragraph" style:parent-style-name="Text_20_body">
      <style:text-properties style:font-name="Liberation Serif" fo:font-weight="normal" officeooo:rsid="00336d62" officeooo:paragraph-rsid="00336d62" style:font-weight-asian="normal" style:font-weight-complex="normal"/>
    </style:style>
    <style:style style:name="P68" style:family="paragraph" style:parent-style-name="Text_20_body">
      <style:text-properties style:font-name="Liberation Serif" fo:font-weight="normal" officeooo:rsid="0035049c" officeooo:paragraph-rsid="0035049c" style:font-weight-asian="normal" style:font-weight-complex="normal"/>
    </style:style>
    <style:style style:name="P69" style:family="paragraph" style:parent-style-name="Text_20_body">
      <style:text-properties style:font-name="Liberation Serif" fo:font-weight="normal" officeooo:rsid="003dda8c" officeooo:paragraph-rsid="003dda8c" style:font-weight-asian="normal" style:font-weight-complex="normal"/>
    </style:style>
    <style:style style:name="P70" style:family="paragraph" style:parent-style-name="Text_20_body">
      <style:text-properties style:font-name="Liberation Serif" fo:font-weight="normal" officeooo:rsid="00407b4a" officeooo:paragraph-rsid="00407b4a" style:font-weight-asian="normal" style:font-weight-complex="normal"/>
    </style:style>
    <style:style style:name="P71" style:family="paragraph" style:parent-style-name="Text_20_body">
      <style:text-properties style:font-name="Liberation Serif" fo:font-weight="normal" officeooo:rsid="00407e54" officeooo:paragraph-rsid="00407e54" style:font-weight-asian="normal" style:font-weight-complex="normal"/>
    </style:style>
    <style:style style:name="P72" style:family="paragraph" style:parent-style-name="Text_20_body">
      <style:text-properties style:font-name="Liberation Serif" fo:font-weight="normal" officeooo:rsid="0040a088" officeooo:paragraph-rsid="0040a088" style:font-weight-asian="normal" style:font-weight-complex="normal"/>
    </style:style>
    <style:style style:name="P73" style:family="paragraph" style:parent-style-name="Text_20_body">
      <style:text-properties style:font-name="Liberation Serif" fo:font-weight="normal" officeooo:rsid="00421372" officeooo:paragraph-rsid="00421372" style:font-weight-asian="normal" style:font-weight-complex="normal"/>
    </style:style>
    <style:style style:name="P74" style:family="paragraph" style:parent-style-name="Text_20_body">
      <style:text-properties style:font-name="Liberation Serif" officeooo:rsid="00251cc9" officeooo:paragraph-rsid="00251cc9"/>
    </style:style>
    <style:style style:name="P75" style:family="paragraph" style:parent-style-name="Text_20_body">
      <style:text-properties style:font-name="Liberation Serif" officeooo:paragraph-rsid="003a958f"/>
    </style:style>
    <style:style style:name="P76" style:family="paragraph" style:parent-style-name="Text_20_body">
      <style:text-properties style:font-name="Liberation Serif" officeooo:rsid="003c827c" officeooo:paragraph-rsid="003c827c"/>
    </style:style>
    <style:style style:name="P77" style:family="paragraph" style:parent-style-name="Text_20_body">
      <style:text-properties style:font-name="Liberation Serif" officeooo:paragraph-rsid="00376f6e"/>
    </style:style>
    <style:style style:name="P78" style:family="paragraph" style:parent-style-name="Text_20_body">
      <style:text-properties style:font-name="Liberation Serif" officeooo:paragraph-rsid="003dda8c"/>
    </style:style>
    <style:style style:name="P79" style:family="paragraph" style:parent-style-name="Text_20_body">
      <style:text-properties style:font-name="Liberation Serif" officeooo:paragraph-rsid="003e1673"/>
    </style:style>
    <style:style style:name="P80" style:family="paragraph" style:parent-style-name="Text_20_body">
      <style:text-properties officeooo:paragraph-rsid="0022b39d"/>
    </style:style>
    <style:style style:name="P81" style:family="paragraph" style:parent-style-name="Text_20_body">
      <style:text-properties officeooo:paragraph-rsid="0023e42a"/>
    </style:style>
    <style:style style:name="P82" style:family="paragraph" style:parent-style-name="Text_20_body">
      <style:text-properties officeooo:paragraph-rsid="0035049c"/>
    </style:style>
    <style:style style:name="P83" style:family="paragraph" style:parent-style-name="Text_20_body">
      <style:paragraph-properties fo:text-align="center" style:justify-single-word="false"/>
    </style:style>
    <style:style style:name="P84" style:family="paragraph" style:parent-style-name="Text_20_body">
      <style:text-properties officeooo:paragraph-rsid="00376f6e"/>
    </style:style>
    <style:style style:name="P85" style:family="paragraph" style:parent-style-name="Text_20_body">
      <style:text-properties officeooo:paragraph-rsid="003a958f"/>
    </style:style>
    <style:style style:name="P86" style:family="paragraph" style:parent-style-name="Text_20_body">
      <style:text-properties officeooo:paragraph-rsid="003dda8c"/>
    </style:style>
    <style:style style:name="P87" style:family="paragraph" style:parent-style-name="Text_20_body">
      <style:text-properties officeooo:paragraph-rsid="003e1673"/>
    </style:style>
    <style:style style:name="P88" style:family="paragraph" style:parent-style-name="Text_20_body">
      <style:text-properties officeooo:paragraph-rsid="00407b4a"/>
    </style:style>
    <style:style style:name="P89" style:family="paragraph" style:parent-style-name="Text_20_body">
      <style:text-properties officeooo:paragraph-rsid="00407e54"/>
    </style:style>
    <style:style style:name="P90" style:family="paragraph" style:parent-style-name="Text_20_body">
      <style:text-properties officeooo:paragraph-rsid="00421372"/>
    </style:style>
    <style:style style:name="P91" style:family="paragraph" style:parent-style-name="Heading_20_1">
      <style:paragraph-properties fo:text-align="center" style:justify-single-word="false"/>
      <style:text-properties officeooo:rsid="001ba890" officeooo:paragraph-rsid="001ba890"/>
    </style:style>
    <style:style style:name="P92" style:family="paragraph" style:parent-style-name="Heading_20_1">
      <style:paragraph-properties fo:text-align="center" style:justify-single-word="false"/>
    </style:style>
    <style:style style:name="P93" style:family="paragraph" style:parent-style-name="Heading_20_1">
      <style:paragraph-properties fo:text-align="center" style:justify-single-word="false"/>
      <style:text-properties officeooo:rsid="00376f6e" officeooo:paragraph-rsid="00376f6e"/>
    </style:style>
    <style:style style:name="P94" style:family="paragraph" style:parent-style-name="Heading_20_1">
      <style:paragraph-properties fo:text-align="center" style:justify-single-word="false"/>
      <style:text-properties officeooo:rsid="0040311b" officeooo:paragraph-rsid="0040311b"/>
    </style:style>
    <style:style style:name="P95" style:family="paragraph" style:parent-style-name="Heading_20_2">
      <style:text-properties officeooo:rsid="001ba890" officeooo:paragraph-rsid="001ba890"/>
    </style:style>
    <style:style style:name="P96" style:family="paragraph" style:parent-style-name="Heading_20_2">
      <style:text-properties officeooo:rsid="0022b39d" officeooo:paragraph-rsid="0022b39d"/>
    </style:style>
    <style:style style:name="P97" style:family="paragraph" style:parent-style-name="Heading_20_2">
      <style:text-properties officeooo:rsid="002b3d11" officeooo:paragraph-rsid="002b3d11"/>
    </style:style>
    <style:style style:name="P98" style:family="paragraph" style:parent-style-name="Heading_20_2">
      <style:text-properties officeooo:rsid="0035049c" officeooo:paragraph-rsid="0035049c"/>
    </style:style>
    <style:style style:name="P99" style:family="paragraph" style:parent-style-name="Heading_20_2">
      <style:text-properties officeooo:rsid="0037104a" officeooo:paragraph-rsid="0037104a"/>
    </style:style>
    <style:style style:name="P100" style:family="paragraph" style:parent-style-name="Heading_20_2">
      <style:text-properties officeooo:rsid="00376f6e" officeooo:paragraph-rsid="00376f6e"/>
    </style:style>
    <style:style style:name="P101" style:family="paragraph" style:parent-style-name="Heading_20_2">
      <style:text-properties officeooo:rsid="003a958f" officeooo:paragraph-rsid="003a958f"/>
    </style:style>
    <style:style style:name="P102" style:family="paragraph" style:parent-style-name="Heading_20_2">
      <style:text-properties officeooo:rsid="003dda8c" officeooo:paragraph-rsid="003dda8c"/>
    </style:style>
    <style:style style:name="P103" style:family="paragraph" style:parent-style-name="Heading_20_2">
      <style:text-properties officeooo:rsid="0040311b" officeooo:paragraph-rsid="0040311b"/>
    </style:style>
    <style:style style:name="P104" style:family="paragraph" style:parent-style-name="Heading_20_2">
      <style:text-properties officeooo:rsid="00407e54" officeooo:paragraph-rsid="00407e54"/>
    </style:style>
    <style:style style:name="P105" style:family="paragraph" style:parent-style-name="Heading_20_2">
      <style:text-properties officeooo:rsid="00421372" officeooo:paragraph-rsid="00421372"/>
    </style:style>
    <style:style style:name="P106" style:family="paragraph" style:parent-style-name="Heading_20_2">
      <style:text-properties officeooo:rsid="004420a8" officeooo:paragraph-rsid="004420a8"/>
    </style:style>
    <style:style style:name="P107" style:family="paragraph" style:parent-style-name="Heading_20_3">
      <style:text-properties officeooo:rsid="001ba890" officeooo:paragraph-rsid="001ba890"/>
    </style:style>
    <style:style style:name="P108" style:family="paragraph" style:parent-style-name="Heading_20_3">
      <style:text-properties officeooo:paragraph-rsid="00282cb6"/>
    </style:style>
    <style:style style:name="P109" style:family="paragraph" style:parent-style-name="Heading_20_3">
      <style:text-properties officeooo:rsid="0022b39d" officeooo:paragraph-rsid="0022b39d"/>
    </style:style>
    <style:style style:name="P110" style:family="paragraph" style:parent-style-name="Heading_20_3">
      <style:text-properties officeooo:rsid="002a0d46"/>
    </style:style>
    <style:style style:name="P111" style:family="paragraph" style:parent-style-name="Heading_20_3">
      <style:text-properties officeooo:rsid="002b3d11" officeooo:paragraph-rsid="002b3d11"/>
    </style:style>
    <style:style style:name="P112" style:family="paragraph" style:parent-style-name="Heading_20_3">
      <style:text-properties officeooo:rsid="002ee932" officeooo:paragraph-rsid="002ee932"/>
    </style:style>
    <style:style style:name="P113" style:family="paragraph" style:parent-style-name="Heading_20_3">
      <style:text-properties officeooo:rsid="0035049c" officeooo:paragraph-rsid="0035049c"/>
    </style:style>
    <style:style style:name="P114" style:family="paragraph" style:parent-style-name="Heading_20_3">
      <style:text-properties officeooo:rsid="00376f6e" officeooo:paragraph-rsid="00376f6e"/>
    </style:style>
    <style:style style:name="P115" style:family="paragraph" style:parent-style-name="Heading_20_3">
      <style:text-properties officeooo:rsid="003a958f" officeooo:paragraph-rsid="003a958f"/>
    </style:style>
    <style:style style:name="P116" style:family="paragraph" style:parent-style-name="Heading_20_3">
      <style:text-properties officeooo:rsid="003dda8c" officeooo:paragraph-rsid="003dda8c"/>
    </style:style>
    <style:style style:name="P117" style:family="paragraph" style:parent-style-name="Heading_20_3">
      <style:text-properties officeooo:rsid="003e1673" officeooo:paragraph-rsid="003e1673"/>
    </style:style>
    <style:style style:name="P118" style:family="paragraph" style:parent-style-name="Heading_20_3">
      <style:text-properties officeooo:rsid="00407b4a" officeooo:paragraph-rsid="00407b4a"/>
    </style:style>
    <style:style style:name="P119" style:family="paragraph" style:parent-style-name="Heading_20_3">
      <style:text-properties officeooo:rsid="00407e54" officeooo:paragraph-rsid="00407e54"/>
    </style:style>
    <style:style style:name="P120" style:family="paragraph" style:parent-style-name="Heading_20_3">
      <style:text-properties officeooo:rsid="0040a088" officeooo:paragraph-rsid="0040a088"/>
    </style:style>
    <style:style style:name="P121" style:family="paragraph" style:parent-style-name="Heading_20_3">
      <style:text-properties officeooo:rsid="00421372" officeooo:paragraph-rsid="00421372"/>
    </style:style>
    <style:style style:name="P122" style:family="paragraph" style:parent-style-name="Heading_20_3">
      <style:text-properties officeooo:rsid="004420a8" officeooo:paragraph-rsid="004420a8"/>
    </style:style>
    <style:style style:name="P123"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124"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125"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126"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127"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128"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129"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130"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131"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132"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133"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134"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135"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136"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137"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138"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139"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140"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141" style:family="paragraph" style:parent-style-name="Text_20_body" style:list-style-name="L34">
      <style:text-properties style:font-name="Liberation Serif" fo:font-weight="normal" officeooo:rsid="00407e54" officeooo:paragraph-rsid="00407e54" style:font-weight-asian="normal" style:font-weight-complex="normal"/>
    </style:style>
    <style:style style:name="P142" style:family="paragraph" style:parent-style-name="Text_20_body" style:list-style-name="L35">
      <style:text-properties style:font-name="Liberation Serif" fo:font-weight="normal" officeooo:rsid="0040a088" officeooo:paragraph-rsid="0040a088" style:font-weight-asian="normal" style:font-weight-complex="normal"/>
    </style:style>
    <style:style style:name="P143" style:family="paragraph" style:parent-style-name="Text_20_body" style:list-style-name="L37">
      <style:text-properties style:font-name="Liberation Serif" fo:font-weight="normal" officeooo:rsid="00421372" officeooo:paragraph-rsid="00421372" style:font-weight-asian="normal" style:font-weight-complex="normal"/>
    </style:style>
    <style:style style:name="P144" style:family="paragraph" style:parent-style-name="Text_20_body" style:list-style-name="L38">
      <style:text-properties style:font-name="Liberation Serif" fo:font-weight="normal" officeooo:rsid="00421372" officeooo:paragraph-rsid="00421372" style:font-weight-asian="normal" style:font-weight-complex="normal"/>
    </style:style>
    <style:style style:name="P145" style:family="paragraph" style:parent-style-name="Text_20_body" style:list-style-name="L39">
      <style:text-properties style:font-name="Liberation Serif" fo:font-weight="normal" officeooo:rsid="00421372" officeooo:paragraph-rsid="00421372" style:font-weight-asian="normal" style:font-weight-complex="normal"/>
    </style:style>
    <style:style style:name="P146"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147"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148"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149"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150"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151"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152" style:family="paragraph" style:parent-style-name="Text_20_body" style:list-style-name="L34">
      <style:text-properties style:font-name="Liberation Serif" fo:font-weight="bold" officeooo:rsid="00407e54" officeooo:paragraph-rsid="00407e54" style:font-weight-asian="bold" style:font-weight-complex="bold"/>
    </style:style>
    <style:style style:name="P153" style:family="paragraph" style:parent-style-name="Text_20_body" style:list-style-name="L32">
      <style:text-properties style:font-name="Liberation Serif" officeooo:paragraph-rsid="00376f6e"/>
    </style:style>
    <style:style style:name="P154" style:family="paragraph" style:parent-style-name="Text_20_body" style:list-style-name="L33">
      <style:text-properties style:font-name="Liberation Serif" officeooo:paragraph-rsid="003a958f"/>
    </style:style>
    <style:style style:name="P155" style:family="paragraph" style:parent-style-name="Text_20_body" style:list-style-name="L2">
      <style:text-properties fo:font-weight="normal" officeooo:rsid="001ba890" officeooo:paragraph-rsid="001ba890" style:font-weight-asian="normal" style:font-weight-complex="normal"/>
    </style:style>
    <style:style style:name="P156" style:family="paragraph" style:parent-style-name="Text_20_body" style:list-style-name="L14">
      <style:text-properties fo:font-weight="normal" officeooo:rsid="002d2b5c" officeooo:paragraph-rsid="002d2b5c" style:font-weight-asian="normal" style:font-weight-complex="normal"/>
    </style:style>
    <style:style style:name="P157" style:family="paragraph" style:parent-style-name="Text_20_body" style:list-style-name="L29">
      <style:text-properties fo:font-weight="normal" officeooo:rsid="0037104a" officeooo:paragraph-rsid="0037104a" style:font-weight-asian="normal" style:font-weight-complex="normal"/>
    </style:style>
    <style:style style:name="P158" style:family="paragraph" style:parent-style-name="Text_20_body" style:list-style-name="L30">
      <style:text-properties fo:font-weight="normal" officeooo:rsid="0037104a" officeooo:paragraph-rsid="0037104a" style:font-weight-asian="normal" style:font-weight-complex="normal"/>
    </style:style>
    <style:style style:name="P159" style:family="paragraph" style:parent-style-name="Text_20_body" style:list-style-name="L31">
      <style:text-properties fo:font-weight="normal" officeooo:rsid="0037104a" officeooo:paragraph-rsid="0037104a" style:font-weight-asian="normal" style:font-weight-complex="normal"/>
    </style:style>
    <style:style style:name="P160" style:family="paragraph" style:parent-style-name="Text_20_body" style:list-style-name="L36">
      <style:text-properties fo:font-weight="normal" officeooo:rsid="00421372" officeooo:paragraph-rsid="00421372" style:font-weight-asian="normal" style:font-weight-complex="normal"/>
    </style:style>
    <style:style style:name="P161"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162"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163"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164"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165"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166"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167" style:family="paragraph" style:parent-style-name="Text_20_body" style:list-style-name="L8">
      <style:text-properties style:font-name="Courier New" officeooo:paragraph-rsid="0023e42a"/>
    </style:style>
    <style:style style:name="P168" style:family="paragraph" style:parent-style-name="Text_20_body" style:list-style-name="L9">
      <style:text-properties style:font-name="Courier New" officeooo:paragraph-rsid="0023e42a"/>
    </style:style>
    <style:style style:name="P169" style:family="paragraph" style:parent-style-name="Text_20_body" style:list-style-name="L11">
      <style:text-properties style:font-name="Courier New" officeooo:paragraph-rsid="0023e42a"/>
    </style:style>
    <style:style style:name="P170" style:family="paragraph" style:parent-style-name="Text_20_body" style:list-style-name="L4">
      <style:text-properties officeooo:paragraph-rsid="001ebca4"/>
    </style:style>
    <style:style style:name="P171" style:family="paragraph" style:parent-style-name="Text_20_body" style:list-style-name="L6">
      <style:text-properties officeooo:paragraph-rsid="0026661b"/>
    </style:style>
    <style:style style:name="P172" style:family="paragraph" style:parent-style-name="Text_20_body" style:list-style-name="L6">
      <style:text-properties officeooo:paragraph-rsid="00264291"/>
    </style:style>
    <style:style style:name="P173" style:family="paragraph" style:parent-style-name="Text_20_body" style:list-style-name="L8">
      <style:text-properties officeooo:paragraph-rsid="0023e42a"/>
    </style:style>
    <style:style style:name="P174" style:family="paragraph" style:parent-style-name="Text_20_body" style:list-style-name="L9">
      <style:text-properties officeooo:paragraph-rsid="0023e42a"/>
    </style:style>
    <style:style style:name="P175" style:family="paragraph" style:parent-style-name="Text_20_body" style:list-style-name="L10">
      <style:text-properties officeooo:paragraph-rsid="0022b39d"/>
    </style:style>
    <style:style style:name="P176" style:family="paragraph" style:parent-style-name="Text_20_body" style:list-style-name="L11">
      <style:text-properties officeooo:paragraph-rsid="0023e42a"/>
    </style:style>
    <style:style style:name="P177" style:family="paragraph" style:parent-style-name="Text_20_body" style:list-style-name="L13">
      <style:text-properties fo:font-weight="bold" officeooo:rsid="002a0d46" officeooo:paragraph-rsid="002a0d46" style:font-weight-asian="bold" style:font-weight-complex="bold"/>
    </style:style>
    <style:style style:name="P178" style:family="paragraph" style:parent-style-name="Text_20_body" style:list-style-name="L14">
      <style:text-properties fo:font-weight="bold" officeooo:rsid="002d2b5c" officeooo:paragraph-rsid="002d2b5c" style:font-weight-asian="bold" style:font-weight-complex="bold"/>
    </style:style>
    <style:style style:name="P179" style:family="paragraph" style:parent-style-name="Text_20_body">
      <style:text-properties officeooo:paragraph-rsid="004420a8"/>
    </style:style>
    <style:style style:name="P180" style:family="paragraph" style:parent-style-name="Text_20_body">
      <style:text-properties style:font-name="Courier New" officeooo:paragraph-rsid="004420a8"/>
    </style:style>
    <style:style style:name="P181" style:family="paragraph" style:parent-style-name="Text_20_body">
      <style:text-properties style:font-name="Courier New" fo:font-weight="normal" officeooo:rsid="004420a8" officeooo:paragraph-rsid="004420a8" style:font-weight-asian="normal" style:font-weight-complex="normal"/>
    </style:style>
    <style:style style:name="P182" style:family="paragraph" style:parent-style-name="Text_20_body">
      <style:text-properties style:font-name="Liberation Serif" officeooo:paragraph-rsid="004420a8"/>
    </style:style>
    <style:style style:name="P183" style:family="paragraph" style:parent-style-name="Text_20_body">
      <style:text-properties style:font-name="Liberation Serif" fo:font-weight="bold" officeooo:paragraph-rsid="004420a8" style:font-weight-asian="bold" style:font-weight-complex="bold"/>
    </style:style>
    <style:style style:name="P184" style:family="paragraph" style:parent-style-name="Text_20_body">
      <style:text-properties style:font-name="Liberation Serif" fo:font-weight="bold" officeooo:rsid="004420a8" officeooo:paragraph-rsid="004420a8" style:font-weight-asian="bold" style:font-weight-complex="bold"/>
    </style:style>
    <style:style style:name="P185" style:family="paragraph" style:parent-style-name="Text_20_body">
      <style:text-properties style:font-name="Liberation Serif" fo:font-weight="normal" officeooo:rsid="004420a8" officeooo:paragraph-rsid="004420a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91" text:outline-level="1">Mundo 01</text:h>
      <text:h text:style-name="P95" text:outline-level="2">Módulo 01 – Introdução ao Mundo da Programação</text:h>
      <text:h text:style-name="P107"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95" text:outline-level="2">Módulo 02 – Primeiros passos com o Python</text:h>
      <text:h text:style-name="P107" text:outline-level="3">Aula 02 – Para que serve o Python?</text:h>
      <text:p text:style-name="P14">Python é uma linguagem de programação de alto nível, de propósito geral, criada por Guido van Rossum e lançada pela primeira vez em 1991. Aqui está um resumo da história do Python:</text:p>
      <text:p text:style-name="P14"><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14"><text:span text:style-name="T1">Nome:</text:span> O nome "Python" foi inspirado pelo grupo de comédia britânico Monty Python, do qual Guido van Rossum era fã. A escolha do nome reflete o desejo de tornar a linguagem divertida e única.</text:p>
      <text:p text:style-name="P14"><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14"><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123">Bonito é melhor que feio.</text:p>
        </text:list-item>
        <text:list-item>
          <text:p text:style-name="P123">Explícito é melhor que implícito.</text:p>
        </text:list-item>
        <text:list-item>
          <text:p text:style-name="P123">Simples é melhor que complexo.</text:p>
        </text:list-item>
        <text:list-item>
          <text:p text:style-name="P123">Complexo é melhor que complicado.</text:p>
        </text:list-item>
      </text:list>
      <text:list text:style-name="L2">
        <text:list-item>
          <text:p text:style-name="P124">Linear é melhor que aninhado.</text:p>
        </text:list-item>
        <text:list-item>
          <text:p text:style-name="P124">Esparso é melhor que denso.</text:p>
        </text:list-item>
        <text:list-item>
          <text:p text:style-name="P124">Legibilidade conta.</text:p>
        </text:list-item>
        <text:list-item>
          <text:p text:style-name="P124">Casos especiais não são especiais o bastante para quebrar as regras.</text:p>
        </text:list-item>
        <text:list-item>
          <text:p text:style-name="P124">Ainda que praticidade vença a pureza.</text:p>
        </text:list-item>
        <text:list-item>
          <text:p text:style-name="P124">Erros nunca devem passar silenciosamente.</text:p>
        </text:list-item>
        <text:list-item>
          <text:p text:style-name="P124">A menos que sejam explicitamente silenciados.</text:p>
        </text:list-item>
        <text:list-item>
          <text:p text:style-name="P124">Diante da ambiguidade, recuse a tentação de adivinhar.</text:p>
        </text:list-item>
        <text:list-item>
          <text:p text:style-name="P124">Deveria haver um — e preferencialmente só um — modo óbvio para fazer algo.</text:p>
        </text:list-item>
        <text:list-item>
          <text:p text:style-name="P155"><text:soft-page-break/><text:span text:style-name="T6">Embora esse modo possa não ser óbvio a princípio, a menos que você seja holandês.</text:span></text:p>
        </text:list-item>
        <text:list-item>
          <text:p text:style-name="P124">Agora é melhor que nunca.</text:p>
        </text:list-item>
        <text:list-item>
          <text:p text:style-name="P124">Embora nunca frequentemente seja melhor que já.</text:p>
        </text:list-item>
        <text:list-item>
          <text:p text:style-name="P124">Se a implementação é difícil de explicar, é uma má ideia.</text:p>
        </text:list-item>
        <text:list-item>
          <text:p text:style-name="P124">Se a implementação é fácil de explicar, pode ser uma boa ideia.</text:p>
        </text:list-item>
        <text:list-item>
          <text:p text:style-name="P124">Namespaces são uma grande ideia — vamos ter mais dessas!</text:p>
        </text:list-item>
      </text:list>
      <text:p text:style-name="P14"><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14"><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14"><text:span text:style-name="T1">Versões Principais:</text:span> As versões principais do Python incluem a série 2.x (encerrada em 2020) e a série 3.x, que é a versão atualmente recomendada para novos projetos.</text:p>
      <text:p text:style-name="P14"><text:span text:style-name="T1">PyPI (Python Package Index):</text:span> PyPI é o repositório oficial de pacotes do Python, onde os desenvolvedores podem compartilhar e distribuir seus projetos, facilitando a reutilização de código.</text:p>
      <text:p text:style-name="P14"><text:span text:style-name="T1">Futuro:</text:span> O desenvolvimento do Python continua, com novas versões sendo lançadas regularmente para melhorar a linguagem e abordar as necessidades em evolução da comunidade de desenvolvedores.</text:p>
      <text:p text:style-name="P14">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15">Python é uma linguagem de programação de alto nível, interpretada e de propósito geral. Seu funcionamento pode ser dividido em alguns conceitos-chave:</text:p>
      <text:p text:style-name="P15"><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15"><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15"><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15"><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15"><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15"><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15"><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15">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21"><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24">print(“Olá, Mundo!”)</text:p>
      <text:p text:style-name="P58">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146">Aspas Simples:<text:span text:style-name="T12"> São mais recomendadas para identificar variáveis, identificadores ou atributos. Também costumam ser utilizadas em expressões regulares, chaves de dicionário e em SQL. Exemplo:</text:span></text:p>
          <text:p text:style-name="P161">animal = ‘gato’</text:p>
        </text:list-item>
        <text:list-item>
          <text:p text:style-name="P146">Aspas Duplas:<text:span text:style-name="T12"> São melhores utilizadas para representar texto, especialmente quando sabemos que existirão outras citações dentro da string. Exemplo:</text:span></text:p>
          <text:p text:style-name="P161">frase = “Ela disse: ‘Olá, Mundo!’”</text:p>
        </text:list-item>
        <text:list-item>
          <text:p text:style-name="P146">Aspas Triplas:<text:span text:style-name="T12"> São usadas para declarar strings com múltiplas linhas ou quando a string/texto possui tanto aspas simples como aspas duplas nas citações. Exemplo:</text:span></text:p>
          <text:p text:style-name="P161">texto = “””</text:p>
          <text:p text:style-name="P161">Essa é uma ‘string’ que abrange</text:p>
          <text:p text:style-name="P161"><text:soft-page-break/>Várias linhas e contém “aspas” simples e duplas.</text:p>
          <text:p text:style-name="P161">”””</text:p>
        </text:list-item>
      </text:list>
      <text:p text:style-name="P22"><text:span text:style-name="T7"/></text:p>
      <text:p text:style-name="P58">Para fazer cálculos ou trabalhar com números que não sejam uma string, não é utilizado aspas. Exemplo:</text:p>
      <text:p text:style-name="P22"><text:span text:style-name="T12">print(7 + 4)</text:span><text:span text:style-name="T7"><text:tab/></text:span><text:span text:style-name="T8">#</text:span><text:span text:style-name="T13"> 11</text:span></text:p>
      <text:p text:style-name="P22"><text:span text:style-name="T8"/></text:p>
      <text:p text:style-name="P58">Se utilizar aspas em cada número, o Python vai concatenar as strings. Exemplo:</text:p>
      <text:p text:style-name="P22"><text:span text:style-name="T12">print(‘7’ + ‘4’)<text:tab/></text:span><text:span text:style-name="T13"># 74</text:span></text:p>
      <text:p text:style-name="P46"><text:span text:style-name="T5"/></text:p>
      <text:p text:style-name="P59">Se quiser utilizar uma string e um número inteiro, é necessário usar vírgula. Exemplo:</text:p>
      <text:p text:style-name="P25">print(“Olá”, 5)<text:tab/># Olá 5</text:p>
      <text:p text:style-name="P46"><text:span text:style-name="T4"/></text:p>
      <text:p text:style-name="P46">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170"><text:span text:style-name="T10">Declaração de Variáveis: </text:span><text:span text:style-name="T8">Para criar uma variável em Python, você simplesmente atribui um valor a um nome de variável. Por exemplo:</text:span></text:p>
        </text:list-item>
      </text:list>
      <text:p text:style-name="P25"><text:tab/>idade = 25<text:line-break/><text:tab/>nome = ‘Alice’<text:line-break/><text:tab/>salario = 50000.50</text:p>
      <text:p text:style-name="P46"><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147">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162">x = 10 <text:s text:c="6"/># x é do tipo inteiro (int)<text:line-break/>y = "hello" <text:s/># y é do tipo string (str)</text:p>
        </text:list-item>
        <text:list-item>
          <text:p text:style-name="P147">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162">preco_total = 100.50<text:line-break/>numero_itens = 5</text:p>
        </text:list-item>
        <text:list-item>
          <text:p text:style-name="P147">Operações com Variáveis: <text:span text:style-name="T12">Você pode realizar operações matemáticas e outras manipulações usando variáveis.</text:span></text:p>
          <text:p text:style-name="P162"><text:soft-page-break/>a = 10<text:line-break/>b = 5<text:line-break/>soma = a + b</text:p>
        </text:list-item>
        <text:list-item>
          <text:p text:style-name="P147">Input do Usuário:<text:span text:style-name="T12"> Você pode usar a função </text:span>input()<text:span text:style-name="T12"> para receber entrada do usuário e atribuir o valor a uma variável:</text:span></text:p>
          <text:p text:style-name="P162">nome = input("Digite seu nome: ")</text:p>
          <text:p text:style-name="P125">O valor digitado pelo usuário é tratado como uma string, então você pode precisar converter para o tipo desejado, se necessário.</text:p>
        </text:list-item>
      </text:list>
      <text:p text:style-name="P60"/>
      <text:p text:style-name="P47">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63">Para fazer um comentário simples em Python, basta colocar uma hashtag ( #) antes do texto. Aqui está um exemplo:</text:p>
      <text:p text:style-name="P27"># isto é um comentário</text:p>
      <text:p text:style-name="P63">Tudo que aparecer após uma hashtag ( #) será ignorado, porém, você pode colocar código na mesma linha (desde que antes de iniciar o comentário) que esse será executado. Por exemplo:</text:p>
      <text:p text:style-name="P27">nome_site = "Covil Do Dev" <text:s/># Conteúdo do comentário</text:p>
      <text:p text:style-name="P63">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27"># Comentário</text:p>
      <text:p text:style-name="P27"># em</text:p>
      <text:p text:style-name="P27"># várias</text:p>
      <text:p text:style-name="P27"># linhas</text:p>
      <text:p text:style-name="P61">ou</text:p>
      <text:p text:style-name="P26">"""</text:p>
      <text:p text:style-name="P26">Comentário em várias linhas</text:p>
      <text:p text:style-name="P26">"""</text:p>
      <text:p text:style-name="P61">Lembre-se, os comentários são feitos para você e/ou outros programadores lerem e interpretarem o que está acontecendo naquele trecho, portanto não terão efeito na execução do seu código.</text:p>
      <text:p text:style-name="P61">A PEP 8, que é o Guia de Estilo para Python, oferece várias orientações sobre como escrever comentários:</text:p>
      <text:p text:style-name="P62">Frases completas e concisas: Os comentários devem ser sempre frases completas e concisas. É melhor não ter nenhum comentário do que um que seja difícil de entender ou impreciso.</text:p>
      <text:list text:style-name="L6">
        <text:list-item>
          <text:p text:style-name="P171"><text:soft-page-break/><text:span text:style-name="T11">Atualização regular:</text:span><text:span text:style-name="T9"> Os comentários devem ser atualizados regularmente para refletir as mudanças no seu código.</text:span></text:p>
        </text:list-item>
        <text:list-item>
          <text:p text:style-name="P172"><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172"><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172"><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172"><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61">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61">Aqui estão alguns exemplos de comentários que seguem as diretrizes da PEP 8:</text:p>
      <text:list text:style-name="L7">
        <text:list-item>
          <text:p text:style-name="P148">Comentários em linha:</text:p>
          <text:p text:style-name="P163">x = 10 <text:s/># Define a variável x com o valor 10</text:p>
        </text:list-item>
        <text:list-item>
          <text:p text:style-name="P148">Comentários em bloco:</text:p>
          <text:p text:style-name="P163"># Este é um comentário em bloco</text:p>
          <text:p text:style-name="P163"># que se estende por várias linhas.</text:p>
        </text:list-item>
        <text:list-item>
          <text:p text:style-name="P148">Comentários de documentação (docstrings):</text:p>
          <text:p text:style-name="P163">def minha_funcao():</text:p>
          <text:p text:style-name="P163"><text:s text:c="4"/>"""</text:p>
          <text:p text:style-name="P163"><text:s text:c="4"/>Esta função faz algo incrível.</text:p>
          <text:p text:style-name="P163"><text:s text:c="4"/>"""</text:p>
          <text:p text:style-name="P163"><text:s text:c="4"/>pass</text:p>
        </text:list-item>
      </text:list>
      <text:h text:style-name="P108" text:outline-level="3" text:is-list-header="true"><text:soft-page-break/><text:line-break/><text:span text:style-name="T14">Aula 05 – Instalando o PyCharm e o QPython3</text:span></text:h>
      <text:h text:style-name="P96" text:outline-level="2">Módulo 03 – Tratando dados e fazendo contas</text:h>
      <text:h text:style-name="P109" text:outline-level="3">Aula 06 <text:s/>- Tipos Primitivos e Saída de Dados</text:h>
      <text:p text:style-name="P80">Em Python, assim como em muitas linguagens de programação, existem tipos primitivos básicos que são utilizados para representar dados simples. Os principais tipos primitivos em Python incluem:</text:p>
      <text:list text:style-name="L8">
        <text:list-item>
          <text:p text:style-name="P173"><text:span text:style-name="T1">Inteiros (int):</text:span> Representam números inteiros, positivos ou negativos, sem casas decimais. <text:span text:style-name="T15">Exemplo:</text:span></text:p>
          <text:p text:style-name="P167">x = 10</text:p>
        </text:list-item>
      </text:list>
      <text:list text:style-name="L9">
        <text:list-item>
          <text:p text:style-name="P174"><text:span text:style-name="T1">Números de Ponto Flutuante (float):</text:span> Representam números reais, ou seja, números com casas decimais. Exemplo:</text:p>
          <text:p text:style-name="P168">y = 3.14</text:p>
        </text:list-item>
      </text:list>
      <text:list text:style-name="L10">
        <text:list-item>
          <text:p text:style-name="P175"><text:span text:style-name="T1">Booleanos (bool): </text:span>Representam valores lógicos verdadeiros (True) ou falsos (False). São frequentemente utilizados em expressões condicionais. Exemplo:</text:p>
        </text:list-item>
      </text:list>
      <text:p text:style-name="P81"><text:tab/><text:span text:style-name="T4">is_python_fun = True</text:span></text:p>
      <text:list text:style-name="L11">
        <text:list-item>
          <text:p text:style-name="P176"><text:span text:style-name="T1">Strings (str): </text:span>Representam sequências de caracteres. Exemplo:</text:p>
          <text:p text:style-name="P169">mensagem = "Olá, mundo!"</text:p>
        </text:list-item>
        <text:list-item>
          <text:p text:style-name="P176"><text:span text:style-name="T1">NoneType (None): </text:span>Representa a ausência de valor ou a falta de um tipo específico. É frequentemente utilizado para inicializar variáveis sem atribuir um valor específico. Exemplo:</text:p>
          <text:p text:style-name="P169">vazio = None</text:p>
        </text:list-item>
      </text:list>
      <text:p text:style-name="P80">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80">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38">type(objeto)</text:p>
      <text:p text:style-name="P74">Onde objeto é o valor ou variável cujo tipo você deseja conhecer. </text:p>
      <text:p text:style-name="P74"/>
      <text:p text:style-name="P48">Função com prefixo is...():</text:p>
      <text:p text:style-name="P48"><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149">isalnum():<text:span text:style-name="T12"> Verifica se todos os caracteres em uma string são alfanuméricos (letras ou números). Exemplo:</text:span></text:p>
          <text:p text:style-name="P164">texto = <text:s/>"abc123"<text:line-break/>resultado = texto.isalnum()<text:tab/># Retorna True</text:p>
        </text:list-item>
        <text:list-item>
          <text:p text:style-name="P149">isalpha():<text:span text:style-name="T12"> Verifica se todos os caracteres em uma string são alfabéticos. Exemplo:</text:span></text:p>
          <text:p text:style-name="P164">texto = "abc"<text:line-break/>resultado = texto.isalpha() <text:s/># Retorna True</text:p>
        </text:list-item>
        <text:list-item>
          <text:p text:style-name="P149">isascii():<text:span text:style-name="T12"> Verifica se todos os caracteres em uma string são ASCII (American Standard Code for Information Interchange). Exemplo:</text:span></text:p>
          <text:p text:style-name="P164">texto = "Hello"<text:line-break/>resultado = texto.isascii() <text:s/># Retorna True</text:p>
        </text:list-item>
        <text:list-item>
          <text:p text:style-name="P149">isdecimal():<text:span text:style-name="T12"> Verifica se todos os caracteres em uma string são decimais. Exemplo:</text:span></text:p>
          <text:p text:style-name="P164">texto = "123"<text:line-break/>resultado = texto.isdecimal() <text:s/># Retorna True</text:p>
        </text:list-item>
        <text:list-item>
          <text:p text:style-name="P149">isdigit():<text:span text:style-name="T12"> Verifica se todos os caracteres em uma string são dígitos. Exemplo:</text:span></text:p>
          <text:p text:style-name="P164">texto = "123"<text:line-break/>resultado = texto.isdigit() <text:s/># Retorna True</text:p>
        </text:list-item>
        <text:list-item>
          <text:p text:style-name="P149">isidentifier():<text:span text:style-name="T12"> Verifica se a string é um identificador válido (um nome de variável válido). Exemplo:</text:span></text:p>
          <text:p text:style-name="P164">identificador = "variavel1"<text:line-break/>resultado = identificador.isidentifier() <text:s/># Retorna True</text:p>
        </text:list-item>
        <text:list-item>
          <text:p text:style-name="P149">isnumeric():<text:span text:style-name="T12"> Verifica se todos os caracteres em uma string são numéricos. Exemplo:</text:span></text:p>
          <text:p text:style-name="P164">texto = "12345"<text:line-break/>resultado = texto.isnumeric() <text:s/># Retorna True</text:p>
        </text:list-item>
        <text:list-item>
          <text:p text:style-name="P149">isprintable()<text:span text:style-name="T12">: Verifica se todos os caracteres em uma string são imprimíveis. Exemplo:</text:span></text:p>
          <text:p text:style-name="P164">texto = "Hello\nWorld"<text:line-break/>resultado = texto.isprintable() <text:s/># Retorna False</text:p>
        </text:list-item>
        <text:list-item>
          <text:p text:style-name="P149">isspace():<text:span text:style-name="T12"> Verifica se todos os caracteres em uma string são espaços em branco. Exemplo:</text:span></text:p>
          <text:p text:style-name="P164">texto = " <text:s text:c="2"/>"<text:line-break/>resultado = texto.isspace() <text:s/># Retorna True</text:p>
        </text:list-item>
        <text:list-item>
          <text:p text:style-name="P149">istitle():<text:span text:style-name="T12"> Verifica se a string segue as regras de título (cada palavra começa com maiúscula). Exemplo:</text:span></text:p>
          <text:p text:style-name="P164">texto = "Python Programming"<text:line-break/>resultado = texto.istitle() <text:s/># Retorna True</text:p>
        </text:list-item>
        <text:list-item>
          <text:p text:style-name="P149"><text:soft-page-break/>isupper():<text:span text:style-name="T12"> Verifica se todos os caracteres alfabéticos em uma string são maiúsculos. Exemplo:</text:span></text:p>
          <text:p text:style-name="P164">texto = "ABC"<text:line-break/>resultado = texto.isupper() <text:s/># Retorna True</text:p>
        </text:list-item>
      </text:list>
      <text:h text:style-name="P110" text:outline-level="3">Aula 07 – Operadores Aritméticos</text:h>
      <text:p text:style-name="P5">Operações Aritméticas</text:p>
      <text:p text:style-name="P16">O Python suporta várias operações aritméticas para realizar cálculos numéricos. Aqui estão as operações aritméticas básicas em Python:</text:p>
      <text:list text:style-name="L13">
        <text:list-item>
          <text:p text:style-name="P177">Adição (+):<text:span text:style-name="T12"> Soma dois valores.</text:span></text:p>
          <text:p text:style-name="P165">resultado = 5 + 3<text:tab/># 8</text:p>
        </text:list-item>
        <text:list-item>
          <text:p text:style-name="P126"><text:span text:style-name="T1">Subtração (-):</text:span> Subtrai o valor do lado direito do valor do lado esquerdo.</text:p>
          <text:p text:style-name="P165">resultado = 10 - 4<text:tab/># 6</text:p>
        </text:list-item>
        <text:list-item>
          <text:p text:style-name="P126"><text:span text:style-name="T1">Multiplicação (*):</text:span> Multiplica dois valores.</text:p>
          <text:p text:style-name="P165">resultado = 3 * 4<text:tab/># 12</text:p>
        </text:list-item>
        <text:list-item>
          <text:p text:style-name="P126"><text:span text:style-name="T1">Divisão (/):</text:span> Divide o valor do lado esquerdo pelo valor do lado direito, resultando em um valor de ponto flutuante.</text:p>
          <text:p text:style-name="P165">resultado = 15 / 4 <text:s/># 3.75</text:p>
        </text:list-item>
        <text:list-item>
          <text:p text:style-name="P126"><text:span text:style-name="T1">Divisão inteira (//):</text:span> Divide o valor do lado esquerdo pelo valor do lado direito, resultando no quociente como um número inteiro.</text:p>
          <text:p text:style-name="P165">resultado = 15 // 4<text:tab/># 3</text:p>
        </text:list-item>
        <text:list-item>
          <text:p text:style-name="P126"><text:span text:style-name="T1">Módulo (%):</text:span> Retorna o resto da divisão do valor do lado esquerdo pelo valor do lado direito.</text:p>
          <text:p text:style-name="P165">resultado = 15 % 4<text:tab/># 3</text:p>
        </text:list-item>
        <text:list-item>
          <text:p text:style-name="P126"><text:span text:style-name="T1">Exponenciação (**):</text:span> Eleva o valor do lado esquerdo à potência do valor do lado direito.</text:p>
          <text:p text:style-name="P165"><text:span text:style-name="T16">r</text:span>esultado = 2 ** 3<text:tab/># 8</text:p>
        </text:list-item>
        <text:list-item>
          <text:p text:style-name="P126">A função <text:span text:style-name="T1">pow()</text:span> em Python é uma função incorporada que é utilizada para elevar um número a uma potência específica. A sintaxe básica da função <text:span text:style-name="T1">pow()</text:span> é:</text:p>
          <text:p text:style-name="P165">pow(base, expoente, módulo)</text:p>
          <text:list>
            <text:list-item>
              <text:p text:style-name="P150"><text:span text:style-name="T16">B</text:span>ase: <text:span text:style-name="T12">O número que será elevado à potência.</text:span></text:p>
            </text:list-item>
            <text:list-item>
              <text:p text:style-name="P150"><text:span text:style-name="T16">E</text:span>xpoente: <text:span text:style-name="T12">O expoente para o qual a base será elevada.</text:span></text:p>
            </text:list-item>
            <text:list-item>
              <text:p text:style-name="P150"><text:span text:style-name="T16">M</text:span>ódulo (opcional): <text:span text:style-name="T12">Um terceiro argumento opcional para calcular o resultado módulo um valor.</text:span></text:p>
            </text:list-item>
          </text:list>
          <text:p text:style-name="P150"><text:span text:style-name="T12">Exemplos de uso da função</text:span> pow():</text:p>
          <text:p text:style-name="P165"><text:soft-page-break/># Exemplo 1: Elevando 2 à potência de 3<text:line-break/>resultado = pow(2, 3)<text:line-break/>print(resultado)<text:tab/># <text:span text:style-name="T16">8</text:span></text:p>
          <text:p text:style-name="P165"/>
          <text:p text:style-name="P165"># Exemplo 2: Elevando 2 à potência de 3, módulo 5<text:line-break/>resultado_modulo = pow(2, 3, 5)<text:line-break/>print(resultado_modulo)<text:tab/># <text:span text:style-name="T16">3</text:span></text:p>
          <text:p text:style-name="P126">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127">Para realizar uma <text:span text:style-name="T1">raiz quadrada</text:span>, basta utilizar 0.5 como expoente, ou, se preferir, utilizar a função <text:span text:style-name="T1">sqrt() </text:span>da biblioteca <text:span text:style-name="T1">math</text:span>.</text:p>
        </text:list-item>
      </text:list>
      <text:p text:style-name="P64">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97" text:outline-level="2">Módulo 04 – Usando módulos do Python</text:h>
      <text:h text:style-name="P111"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178">Importação Simples:</text:p>
          <text:p text:style-name="P166">import module_name</text:p>
          <text:p text:style-name="P156">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178">Renomeando ao Importar:</text:p>
          <text:p text:style-name="P166">import module_name as alias</text:p>
          <text:p text:style-name="P156">Isso importa o módulo, mas você pode usar um nome mais curto (um "alias") para referenciar o módulo.</text:p>
        </text:list-item>
        <text:list-item>
          <text:p text:style-name="P178">Importando Partes Específicas:</text:p>
          <text:p text:style-name="P166">from module_name import *</text:p>
          <text:p text:style-name="P156">Isso importa todas as funções, classes e variáveis do módulo diretamente. No entanto, isso não é recomendado, pois pode levar a conflitos de nomes.</text:p>
        </text:list-item>
      </text:list>
      <text:h text:style-name="P112"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7">A sintaxe básica do fatiamento é:</text:p>
      <text:p text:style-name="P28">sequencia[inicio:fim:passo]</text:p>
      <text:list text:style-name="L15">
        <text:list-item>
          <text:p text:style-name="P151">inicio: <text:span text:style-name="T12">Índice onde o fatiamento começa (incluído).</text:span></text:p>
        </text:list-item>
        <text:list-item>
          <text:p text:style-name="P151">fim:<text:span text:style-name="T12"> Índice onde o fatiamento termina (excluído).</text:span></text:p>
        </text:list-item>
        <text:list-item>
          <text:p text:style-name="P151">passo:<text:span text:style-name="T12"> Passo ou intervalo entre os índices.</text:span></text:p>
        </text:list-item>
      </text:list>
      <text:p text:style-name="P65">Vamos ver alguns exemplos de fatiamento em cadeias de caracteres:</text:p>
      <text:p text:style-name="P28"># Exemplo de uma cadeia de caracteres</text:p>
      <text:p text:style-name="P28">cadeia = "Python é incrível!"</text:p>
      <text:p text:style-name="P28"/>
      <text:p text:style-name="P28"># Fatiamento para extrair uma parte da cadeia</text:p>
      <text:p text:style-name="P28">substring = cadeia[7:15] <text:s/># "é incrív"</text:p>
      <text:p text:style-name="P28"/>
      <text:p text:style-name="P28"># Fatiamento com passo para obter caracteres alternados</text:p>
      <text:p text:style-name="P28">caracteres_alternados = cadeia[::2] <text:s/># "Pto éicvl!"</text:p>
      <text:p text:style-name="P28"/>
      <text:p text:style-name="P28"># Fatiamento invertido para inverter a cadeia</text:p>
      <text:p text:style-name="P28">inverted_string = cadeia[::-1] <text:s/># "!levnírci é nohtyP"</text:p>
      <text:p text:style-name="P65">Lembre-se de que os índices em Python começam em 0, então o índice 7 refere-se ao oitavo caractere na cadeia.</text:p>
      <text:p text:style-name="P65">Algumas considerações adicionais sobre o fatiamento:</text:p>
      <text:list text:style-name="L16">
        <text:list-item>
          <text:p text:style-name="P128">Se <text:span text:style-name="T1">inicio</text:span> não for especificado, é assumido como 0.</text:p>
        </text:list-item>
        <text:list-item>
          <text:p text:style-name="P128">Se <text:span text:style-name="T1">fim</text:span> não for especificado, é assumido como o comprimento total da sequência.</text:p>
        </text:list-item>
        <text:list-item>
          <text:p text:style-name="P128">O <text:span text:style-name="T1">passo</text:span> pode ser negativo, o que inverte a ordem dos elementos.</text:p>
        </text:list-item>
      </text:list>
      <text:p text:style-name="P65">O fatiamento é uma ferramenta poderosa para manipular sequências em Python, permitindo a extração de partes específicas sem a necessidade de iteração explícita.</text:p>
      <text:p text:style-name="P65"/>
      <text:p text:style-name="P65"/>
      <text:p text:style-name="P49"/>
      <text:p text:style-name="P49"><text:soft-page-break/>Análise:</text:p>
      <text:p text:style-name="P49">len():</text:p>
      <text:p text:style-name="P65">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65">A sintaxe básica da função <text:span text:style-name="T1">len()</text:span> é:</text:p>
      <text:p text:style-name="P28">len(sequencia)</text:p>
      <text:p text:style-name="P65">A função <text:span text:style-name="T1">len()</text:span> é uma ferramenta útil para verificar o tamanho de uma sequência e é frequentemente usada em estruturas de controle, como loops, para iterar sobre todos os elementos de uma sequência.</text:p>
      <text:p text:style-name="P65"/>
      <text:p text:style-name="P49">count():</text:p>
      <text:p text:style-name="P65">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65">A sintaxe básica do método <text:span text:style-name="T1">count()</text:span> é a seguinte:</text:p>
      <text:p text:style-name="P28">sequencia.count(elemento)</text:p>
      <text:list text:style-name="L17">
        <text:list-item>
          <text:p text:style-name="P129"><text:span text:style-name="T1">sequencia:</text:span> A sequência na qual você deseja contar as ocorrências do elemento.</text:p>
        </text:list-item>
        <text:list-item>
          <text:p text:style-name="P129"><text:span text:style-name="T1">elemento:</text:span> O elemento cujas ocorrências você deseja contar.</text:p>
        </text:list-item>
      </text:list>
      <text:p text:style-name="P65">Um exemplo com cadeia de caraceteres:</text:p>
      <text:p text:style-name="P28">texto = "python programming"</text:p>
      <text:p text:style-name="P28">ocorrencias_p = texto.count('p')</text:p>
      <text:p text:style-name="P28">print(ocorrencias_p) <text:s/># Saída: 2</text:p>
      <text:p text:style-name="P65">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65"/>
      <text:p text:style-name="P49">find():</text:p>
      <text:p text:style-name="P65">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65">A sintaxe básica da função <text:span text:style-name="T1">find()</text:span> é a seguinte:</text:p>
      <text:p text:style-name="P28">cadeia.find(substring, inicio, fim)</text:p>
      <text:list text:style-name="L18">
        <text:list-item>
          <text:p text:style-name="P130"><text:span text:style-name="T1">cadeia:</text:span> A cadeia de caracteres na qual você deseja buscar a substring.</text:p>
        </text:list-item>
        <text:list-item>
          <text:p text:style-name="P130"><text:soft-page-break/><text:span text:style-name="T1">substring:</text:span> A substring que você está procurando.</text:p>
        </text:list-item>
        <text:list-item>
          <text:p text:style-name="P130"><text:span text:style-name="T1">inicio (opcional):</text:span> O índice inicial da busca na cadeia (por padrão, começa do início).</text:p>
        </text:list-item>
        <text:list-item>
          <text:p text:style-name="P130"><text:span text:style-name="T1">fim (opcional):</text:span> O índice final da busca na cadeia (por padrão, vai até o final).</text:p>
        </text:list-item>
      </text:list>
      <text:p text:style-name="P65">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65"/>
      <text:p text:style-name="P50">Transformação:</text:p>
      <text:p text:style-name="P50">replace():</text:p>
      <text:p text:style-name="P66">A função <text:span text:style-name="T1">replace()</text:span> é um método de cadeias de caracteres (strings) em Python. Essa função é utilizada para substituir todas as ocorrências de uma substring por outra dentro de uma cadeia de caracteres.</text:p>
      <text:p text:style-name="P66">A sintaxe básica da função <text:span text:style-name="T1">replace()</text:span> é a seguinte:</text:p>
      <text:p text:style-name="P29">nova_cadeia = cadeia.replace(substring_original, nova_substring)</text:p>
      <text:list text:style-name="L19">
        <text:list-item>
          <text:p text:style-name="P131"><text:span text:style-name="T1">cadeia:</text:span> A cadeia de caracteres na qual você deseja fazer a substituição.</text:p>
        </text:list-item>
        <text:list-item>
          <text:p text:style-name="P131"><text:span text:style-name="T1">substring_original:</text:span> A substring que você deseja substituir.</text:p>
        </text:list-item>
        <text:list-item>
          <text:p text:style-name="P131"><text:span text:style-name="T1">nova_substring:</text:span> A nova substring que será colocada no lugar da substring original.</text:p>
        </text:list-item>
      </text:list>
      <text:p text:style-name="P66">É possível utilizar contagem limitada no <text:span text:style-name="T1">replace()</text:span>, basta utilizar a quantidade de vezes depois da <text:span text:style-name="T1">nova_substring.</text:span></text:p>
      <text:p text:style-name="P66">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66"/>
      <text:p text:style-name="P50">upper():</text:p>
      <text:p text:style-name="P66">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66">A sintaxe básica do método <text:span text:style-name="T1">upper()</text:span> é a seguinte:</text:p>
      <text:p text:style-name="P29">nova_cadeia = cadeia.upper()</text:p>
      <text:list text:style-name="L20">
        <text:list-item>
          <text:p text:style-name="P132"><text:span text:style-name="T1">cadeia:</text:span> A cadeia de caracteres que você deseja converter para maiúsculas.</text:p>
        </text:list-item>
        <text:list-item>
          <text:p text:style-name="P132"><text:span text:style-name="T1">nova_cadeia:</text:span> A nova cadeia de caracteres convertida para maiúsculas.</text:p>
        </text:list-item>
      </text:list>
      <text:p text:style-name="P66">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66"/>
      <text:p text:style-name="P50">lower():</text:p>
      <text:p text:style-name="P66">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66">A sintaxe básica do método <text:span text:style-name="T1">lower()</text:span> é a seguinte:</text:p>
      <text:p text:style-name="P29">nova_cadeia = cadeia.lower()</text:p>
      <text:list text:style-name="L21">
        <text:list-item>
          <text:p text:style-name="P133"><text:span text:style-name="T1">cadeia:</text:span> A cadeia de caracteres que você deseja converter para minúsculas.</text:p>
        </text:list-item>
        <text:list-item>
          <text:p text:style-name="P133"><text:span text:style-name="T1">nova_cadeia:</text:span> A nova cadeia de caracteres convertida para minúsculas.</text:p>
        </text:list-item>
      </text:list>
      <text:p text:style-name="P66">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66"/>
      <text:p text:style-name="P50">capitalize():</text:p>
      <text:p text:style-name="P66">O método <text:span text:style-name="T1">capitalize()</text:span> é um método de cadeias de caracteres (strings) em Python. Este método é usado para transformar a primeira letra de uma cadeia de caracteres em maiúscula e as letras restantes em minúsculas.</text:p>
      <text:p text:style-name="P66">A sintaxe básica do método <text:span text:style-name="T1">capitalize()</text:span> é a seguinte:</text:p>
      <text:p text:style-name="P29">nova_cadeia = cadeia.capitalize()</text:p>
      <text:list text:style-name="L22">
        <text:list-item>
          <text:p text:style-name="P134"><text:span text:style-name="T1">cadeia:</text:span> A cadeia de caracteres na qual você deseja aplicar a capitalização.</text:p>
        </text:list-item>
        <text:list-item>
          <text:p text:style-name="P134"><text:span text:style-name="T1">nova_cadeia:</text:span> A nova cadeia de caracteres com a primeira letra em maiúscula.</text:p>
        </text:list-item>
      </text:list>
      <text:p text:style-name="P66">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66"/>
      <text:p text:style-name="P50">title():</text:p>
      <text:p text:style-name="P66">O método <text:span text:style-name="T1">title()</text:span> é um método de cadeias de caracteres (strings) em Python. Esse método é utilizado para converter a primeira letra de cada palavra em maiúscula e as letras restantes em minúsculas.</text:p>
      <text:p text:style-name="P66">A sintaxe básica do método <text:span text:style-name="T1">title()</text:span> é a seguinte:</text:p>
      <text:p text:style-name="P29">nova_cadeia = cadeia.title()</text:p>
      <text:list text:style-name="L23">
        <text:list-item>
          <text:p text:style-name="P135"><text:span text:style-name="T1">cadeia:</text:span> A cadeia de caracteres na qual você deseja aplicar a formatação de título.</text:p>
        </text:list-item>
        <text:list-item>
          <text:p text:style-name="P135"><text:soft-page-break/><text:span text:style-name="T1">nova_cadeia:</text:span> A nova cadeia de caracteres com a primeira letra de cada palavra em maiúscula e as letras restantes em minúsculas.</text:p>
        </text:list-item>
      </text:list>
      <text:p text:style-name="P66">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66"/>
      <text:p text:style-name="P51">strip():</text:p>
      <text:p text:style-name="P67">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67">A sintaxe básica do método <text:span text:style-name="T1">strip()</text:span> é a seguinte:</text:p>
      <text:p text:style-name="P30">nova_cadeia = cadeia.strip()</text:p>
      <text:list text:style-name="L24">
        <text:list-item>
          <text:p text:style-name="P136"><text:span text:style-name="T1">cadeia:</text:span> A cadeia de caracteres da qual você deseja remover espaços em branco.</text:p>
        </text:list-item>
        <text:list-item>
          <text:p text:style-name="P136"><text:span text:style-name="T1">nova_cadeia:</text:span> A nova cadeia de caracteres resultante após a remoção dos espaços em branco no início e no final.</text:p>
        </text:list-item>
      </text:list>
      <text:p text:style-name="P67">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67"><text:span text:style-name="T1"/></text:p>
      <text:p text:style-name="P51">Divisão:</text:p>
      <text:p text:style-name="P51">split():</text:p>
      <text:p text:style-name="P67">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67">A sintaxe básica do método <text:span text:style-name="T1">split()</text:span> é a seguinte:</text:p>
      <text:p text:style-name="P30">lista_substrings = cadeia.split(delimitador, maxsplit)</text:p>
      <text:list text:style-name="L25">
        <text:list-item>
          <text:p text:style-name="P137"><text:span text:style-name="T1">cadeia:</text:span> A cadeia de caracteres que você deseja dividir.</text:p>
        </text:list-item>
        <text:list-item>
          <text:p text:style-name="P137"><text:span text:style-name="T1">delimitador (opcional):</text:span> O caractere ou sequência de caracteres que servirá como delimitador para a divisão. Se não for especificado, o espaço em branco é considerado como delimitador.</text:p>
        </text:list-item>
        <text:list-item>
          <text:p text:style-name="P137"><text:span text:style-name="T1">maxsplit (opcional):</text:span> O número máximo de divisões a serem realizadas. Se não for especificado, não há limite para o número de divisões.</text:p>
        </text:list-item>
      </text:list>
      <text:p text:style-name="P67">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67"/>
      <text:p text:style-name="P51">join():</text:p>
      <text:p text:style-name="P67">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67">A sintaxe básica do método <text:span text:style-name="T1">join()</text:span> é a seguinte:</text:p>
      <text:p text:style-name="P30">nova_cadeia = conector.join(sequencia)</text:p>
      <text:list text:style-name="L26">
        <text:list-item>
          <text:p text:style-name="P138"><text:span text:style-name="T1">conector:</text:span> A cadeia de caracteres que será utilizada como separador entre os elementos da sequência.</text:p>
        </text:list-item>
        <text:list-item>
          <text:p text:style-name="P138"><text:span text:style-name="T1">sequencia:</text:span> A sequência de elementos que você deseja concatenar.</text:p>
        </text:list-item>
      </text:list>
      <text:p text:style-name="P67">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98" text:outline-level="2">Módulo 05 – Condições em Python (if..else)</text:h>
      <text:h text:style-name="P113" text:outline-level="3">Aula 10 – Condições (Parte 1)</text:h>
      <text:p text:style-name="P82">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82">Estrutura Básica:</text:p>
      <text:p text:style-name="P39">if condição:</text:p>
      <text:p text:style-name="P39"><text:s text:c="4"/># Bloco de código a ser executado se a condição for verdadeira</text:p>
      <text:p text:style-name="P39"><text:s text:c="4"/># Esse bloco é indentado (geralmente com quatro espaços) para indicar que está dentro da estrutura condicional</text:p>
      <text:p text:style-name="P39"><text:s text:c="4"/># Outras instruções relacionadas a essa condição também devem estar indentadas da mesma forma</text:p>
      <text:p text:style-name="P52">Exemplo:</text:p>
      <text:p text:style-name="P31">idade = 18</text:p>
      <text:p text:style-name="P31"/>
      <text:p text:style-name="P31">if idade &gt;= 18:</text:p>
      <text:p text:style-name="P31"><text:s text:c="4"/>print("Você é maior de idade.")</text:p>
      <text:p text:style-name="P68"><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52"/>
      <text:p text:style-name="P52">Estrutura Condicional Simples vs. Composta:</text:p>
      <text:p text:style-name="P52">Estrutura Simples (if):</text:p>
      <text:list text:style-name="L27">
        <text:list-item>
          <text:p text:style-name="P139">Executa um bloco de código apenas se a condição for verdadeira.</text:p>
        </text:list-item>
        <text:list-item>
          <text:p text:style-name="P139">Não tem um bloco de código associado a ser executado se a condição for falsa.</text:p>
        </text:list-item>
      </text:list>
      <text:p text:style-name="P31">if condição:</text:p>
      <text:p text:style-name="P31"><text:s text:c="4"/># Bloco de código a ser executado se a condição for verdadeira</text:p>
      <text:p text:style-name="P52"/>
      <text:p text:style-name="P52">Estrutura Composta (if-else):</text:p>
      <text:list text:style-name="L28">
        <text:list-item>
          <text:p text:style-name="P140">Permite executar um bloco de código se a condição for verdadeira e outro bloco se a condição for falsa.</text:p>
        </text:list-item>
      </text:list>
      <text:p text:style-name="P31">if condição:</text:p>
      <text:p text:style-name="P31"><text:s text:c="4"/># Bloco de código a ser executado se a condição for verdadeira</text:p>
      <text:p text:style-name="P31">else:</text:p>
      <text:p text:style-name="P31"><text:s text:c="4"/># Bloco de código a ser executado se a condição for falsa</text:p>
      <text:p text:style-name="P68"/>
      <text:h text:style-name="P99" text:outline-level="2">Módulo 06 – Adicionando cores ao Python</text:h>
      <text:h text:style-name="P99" text:outline-level="2">Aula 11 – Cores no Terminal</text:h>
      <text:p text:style-name="P8">Escape ANSI:</text:p>
      <text:p text:style-name="P18">As sequências de escape ANSI para cores de texto e cores de fundo variam dependendo do padrão ANSI suportado pelo terminal. Abaixo estão algumas sequências comuns para cores de texto e fundo:</text:p>
      <text:p text:style-name="P9">Sintaxe do escape ANSI:</text:p>
      <text:p text:style-name="P32">\033[style;text;back m</text:p>
      <text:p text:style-name="P8">Estilos de Texto:</text:p>
      <text:list text:style-name="L29">
        <text:list-item>
          <text:p text:style-name="P157">\033[0m: Padrão (resetar todos os estilos)</text:p>
        </text:list-item>
        <text:list-item>
          <text:p text:style-name="P157">\033[1m: Negrito</text:p>
        </text:list-item>
        <text:list-item>
          <text:p text:style-name="P157">\033[2m: Fraco (dim)</text:p>
        </text:list-item>
        <text:list-item>
          <text:p text:style-name="P157">\033[3m: Itálico</text:p>
        </text:list-item>
        <text:list-item>
          <text:p text:style-name="P157">\033[4m: Sublinhado</text:p>
        </text:list-item>
        <text:list-item>
          <text:p text:style-name="P157"><text:soft-page-break/>\033[5m: Piscante (pode não funcionar em todos os terminais)</text:p>
        </text:list-item>
        <text:list-item>
          <text:p text:style-name="P157">\033[7m: Inverter as cores de texto e fundo</text:p>
        </text:list-item>
        <text:list-item>
          <text:p text:style-name="P157">\033[8m: Ocultar texto (pode não funcionar em todos os terminais)</text:p>
        </text:list-item>
      </text:list>
      <text:p text:style-name="P8"/>
      <text:p text:style-name="P8">Cores de Texto (Foreground Colors):</text:p>
      <text:list text:style-name="L30">
        <text:list-item>
          <text:p text:style-name="P158">\033[30m: Preto</text:p>
        </text:list-item>
        <text:list-item>
          <text:p text:style-name="P158">\033[31m: Vermelho</text:p>
        </text:list-item>
        <text:list-item>
          <text:p text:style-name="P158">\033[32m: Verde</text:p>
        </text:list-item>
        <text:list-item>
          <text:p text:style-name="P158">\033[33m: Amarelo</text:p>
        </text:list-item>
        <text:list-item>
          <text:p text:style-name="P158">\033[34m: Azul</text:p>
        </text:list-item>
        <text:list-item>
          <text:p text:style-name="P158">\033[35m: Magenta (Roxo)</text:p>
        </text:list-item>
        <text:list-item>
          <text:p text:style-name="P158">\033[36m: Ciano (Aqua)</text:p>
        </text:list-item>
        <text:list-item>
          <text:p text:style-name="P158">\033[37m: Branco</text:p>
        </text:list-item>
        <text:list-item>
          <text:p text:style-name="P158">\033[90m: Cinza claro (para alguns terminais)</text:p>
        </text:list-item>
      </text:list>
      <text:p text:style-name="P18"/>
      <text:p text:style-name="P8">Cores de Fundo (Background Colors):</text:p>
      <text:list text:style-name="L31">
        <text:list-item>
          <text:p text:style-name="P159">\033[40m: Preto</text:p>
        </text:list-item>
        <text:list-item>
          <text:p text:style-name="P159">\033[41m: Vermelho</text:p>
        </text:list-item>
        <text:list-item>
          <text:p text:style-name="P159">\033[42m: Verde</text:p>
        </text:list-item>
        <text:list-item>
          <text:p text:style-name="P159">\033[43m: Amarelo</text:p>
        </text:list-item>
        <text:list-item>
          <text:p text:style-name="P159">\033[44m: Azul</text:p>
        </text:list-item>
        <text:list-item>
          <text:p text:style-name="P159">\033[45m: Magenta (Roxo)</text:p>
        </text:list-item>
        <text:list-item>
          <text:p text:style-name="P159">\033[46m: Ciano (Aqua)</text:p>
        </text:list-item>
        <text:list-item>
          <text:p text:style-name="P159">\033[47m: Branco</text:p>
        </text:list-item>
      </text:list>
      <text:p text:style-name="P18">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text:h text:style-name="P92" text:outline-level="1"/>
      <text:p text:style-name="P83"/>
      <text:p text:style-name="P83"/>
      <text:p text:style-name="P83"/>
      <text:p text:style-name="P83"/>
      <text:h text:style-name="P93" text:outline-level="1"><text:soft-page-break/>Mundo 02</text:h>
      <text:h text:style-name="P100" text:outline-level="2">Módulo 07 – Condições em Python (if..elif)</text:h>
      <text:h text:style-name="P114" text:outline-level="3">Aula 12 – Condições Aninhadas</text:h>
      <text:p text:style-name="P84">As estruturas condicionais aninhadas, também conhecidas como estruturas condicionais encadeadas, são utilizadas quando você precisa avaliar várias condições em sequência. Em Python, isso é geralmente feito usando as palavras-chave <text:span text:style-name="T1">if, elif (abreviação de "else if") e else</text:span>. A estrutura básica é a seguinte:</text:p>
      <text:p text:style-name="P40">if condição_1:</text:p>
      <text:p text:style-name="P40"><text:s text:c="4"/># Bloco de código se condição_1 for verdadeira</text:p>
      <text:p text:style-name="P40"><text:s text:c="4"/># ...</text:p>
      <text:p text:style-name="P40">elif condição_2:</text:p>
      <text:p text:style-name="P40"><text:s text:c="4"/># Bloco de código se condição_1 for falsa e condição_2 for verdadeira</text:p>
      <text:p text:style-name="P40"><text:s text:c="4"/># ...</text:p>
      <text:p text:style-name="P40">elif condição_3:</text:p>
      <text:p text:style-name="P40"><text:s text:c="4"/># Bloco de código se condição_1 e condição_2 forem falsas e condição_3 for verdadeira</text:p>
      <text:p text:style-name="P40"><text:s text:c="4"/># ...</text:p>
      <text:p text:style-name="P40">else:</text:p>
      <text:p text:style-name="P40"><text:s text:c="4"/># Bloco de código se todas as condições anteriores forem falsas</text:p>
      <text:p text:style-name="P40"><text:s text:c="4"/># …</text:p>
      <text:list text:style-name="L32">
        <text:list-item>
          <text:p text:style-name="P153">A avaliação ocorre de cima para baixo.</text:p>
        </text:list-item>
        <text:list-item>
          <text:p text:style-name="P153">O bloco de código associado à primeira condição verdadeira é executado, e o restante é ignorado.</text:p>
        </text:list-item>
        <text:list-item>
          <text:p text:style-name="P153">Se nenhuma das condições for verdadeira, o bloco de código associado ao <text:span text:style-name="T1">else</text:span> (se presente) é executado.</text:p>
        </text:list-item>
      </text:list>
      <text:p text:style-name="P77">É importante notar que, assim como nas estruturas condicionais simples, os blocos de código dentro das estruturas condicionais aninhadas são identados para indicar a sua pertinência.</text:p>
      <text:p text:style-name="P77"/>
      <text:p text:style-name="P54">INFORMAÇÃO ADICIONAL. Estrutura de Controle match:</text:p>
      <text:p text:style-name="P69">A estrutura de controle <text:span text:style-name="T1">match</text:span> foi introduzida no Python 3.10 e é semelhante à estrutura <text:span text:style-name="T1">switch</text:span> ou <text:span text:style-name="T1">case</text:span> encontrada em outras linguagens de programação. Ela é usada para correspondência de padrões, permitindo que você compare uma expressão com diferentes valores e execute um bloco de código correspondente.</text:p>
      <text:p text:style-name="P69"><text:soft-page-break/>Aqui está a sintaxe básica:</text:p>
      <text:p text:style-name="P33">match expressão:</text:p>
      <text:p text:style-name="P33"><text:s text:c="4"/>case valor1:</text:p>
      <text:p text:style-name="P33"><text:s text:c="8"/>instruções</text:p>
      <text:p text:style-name="P33"><text:s text:c="4"/>case valor2:</text:p>
      <text:p text:style-name="P33"><text:s text:c="8"/>instruções</text:p>
      <text:p text:style-name="P33"><text:s text:c="4"/>…</text:p>
      <text:p text:style-name="P69">Neste exemplo, <text:span text:style-name="T1">match</text:span> é um comando que avalia o valor da expressão para decidir qual <text:span text:style-name="T1">case</text:span> será executado. Cada case representa um possível valor da expressão. Se a expressão corresponder ao valor em um <text:span text:style-name="T1">case</text:span>, as instruções sob esse case serão executadas.</text:p>
      <text:p text:style-name="P69">Aqui está um exemplo prático:</text:p>
      <text:p text:style-name="P33">def http_error(status):</text:p>
      <text:p text:style-name="P33"><text:s text:c="4"/>match status:</text:p>
      <text:p text:style-name="P33"><text:s text:c="8"/>case 400:</text:p>
      <text:p text:style-name="P33"><text:s text:c="12"/>return "Bad request"</text:p>
      <text:p text:style-name="P33"><text:s text:c="8"/>case 404:</text:p>
      <text:p text:style-name="P33"><text:s text:c="12"/>return "Not found"</text:p>
      <text:p text:style-name="P33"><text:s text:c="8"/>case 418:</text:p>
      <text:p text:style-name="P33"><text:s text:c="12"/>return "I'm a teapot"</text:p>
      <text:p text:style-name="P33"><text:s text:c="8"/>case _:</text:p>
      <text:p text:style-name="P33"><text:s text:c="12"/>return "Something's wrong with the internet"</text:p>
      <text:p text:style-name="P69">Neste exemplo, a função <text:span text:style-name="T1">http_error</text:span> recebe um código de status como entrada. A estrutura <text:span text:style-name="T1">match</text:span> compara esse status com os valores especificados nos <text:span text:style-name="T1">case</text:span>. Se o status corresponder a um dos <text:span text:style-name="T1">case</text:span>, a função retorna a string correspondente. Se nenhum dos <text:span text:style-name="T1">case</text:span> corresponder, a função retorna a string após <text:span text:style-name="T1">case _:</text:span>.</text:p>
      <text:p text:style-name="P69">Por favor, note que o Python avalia os <text:span text:style-name="T1">case</text:span> de cima para baixo e executa o primeiro <text:span text:style-name="T1">case</text:span> que corresponde. Portanto, a ordem dos <text:span text:style-name="T1">case</text:span> pode afetar o resultado. Além disso, o Python suporta correspondência de padrões mais complexos com a estrutura <text:span text:style-name="T1">match</text:span>, incluindo correspondência de tipos de dados, desempacotamento de estruturas de dados e muito mais.</text:p>
      <text:h text:style-name="P101" text:outline-level="2" text:is-list-header="true">Módulo 08 – Estrutura de repetição for</text:h>
      <text:h text:style-name="P115" text:outline-level="3">Aula 13 – Estrutura de Repetição for</text:h>
      <text:p text:style-name="P85">A estrutura de repetição <text:span text:style-name="T1">for</text:span> em Python é usada para iterar sobre uma sequência (como uma lista, uma tupla, uma string ou um intervalo numérico) e executar um bloco de código para cada elemento dessa sequência. A sintaxe básica do for em Python é a seguinte:</text:p>
      <text:p text:style-name="P41"><text:soft-page-break/>for variavel in sequencia:</text:p>
      <text:p text:style-name="P41"><text:s text:c="4"/># Bloco de código a ser repetido para cada elemento da sequência</text:p>
      <text:p text:style-name="P41"><text:s text:c="4"/># …</text:p>
      <text:list text:style-name="L33">
        <text:list-item>
          <text:p text:style-name="P154"><text:span text:style-name="T1">variavel:</text:span> Uma variável que assume o valor de cada elemento da sequência a cada iteração.</text:p>
        </text:list-item>
        <text:list-item>
          <text:p text:style-name="P154"><text:span text:style-name="T1">sequencia:</text:span> A sequência sobre a qual você está iterando.</text:p>
        </text:list-item>
      </text:list>
      <text:p text:style-name="P75">Você também pode usar a função <text:span text:style-name="T1">range()</text:span> para gerar uma sequência numérica e iterar sobre ela:</text:p>
      <text:p text:style-name="P41">for i in range(5):</text:p>
      <text:p text:style-name="P41"><text:s text:c="4"/>print(i)</text:p>
      <text:p text:style-name="P75">Neste caso, o bloco de código será executado cinco vezes, com <text:span text:style-name="T1">i</text:span> assumindo os valores de 0 a 4.</text:p>
      <text:p text:style-name="P75">A estrutura <text:span text:style-name="T1">for</text:span> é útil para situações em que você sabe antecipadamente quantas vezes deseja executar o bloco de código. Se você precisa iterar até que uma condição seja atendida, a estrutura de repetição <text:span text:style-name="T1">while</text:span> pode ser mais apropriada.</text:p>
      <text:p text:style-name="P75"/>
      <text:p text:style-name="P53">enumerate()</text:p>
      <text:p text:style-name="P75">A função <text:span text:style-name="T1">enumerate()</text:span> em Python é uma função embutida que é frequentemente usada em conjunto com estruturas de repetição, como o <text:span text:style-name="T1">for</text:span>. Ela permite iterar sobre uma sequência enquanto acompanha tanto o índice quanto o valor de cada elemento.</text:p>
      <text:p text:style-name="P75">A sintaxe básica do <text:span text:style-name="T1">enumerate()</text:span> é a seguinte:</text:p>
      <text:p text:style-name="P41">for indice, valor in enumerate(sequencia):</text:p>
      <text:p text:style-name="P41"><text:s text:c="4"/># Bloco de código a ser repetido para cada elemento da sequência</text:p>
      <text:p text:style-name="P41"><text:s text:c="4"/># 'indice' é o índice do elemento</text:p>
      <text:p text:style-name="P41"><text:s text:c="4"/># 'valor' é o valor do elemento</text:p>
      <text:p text:style-name="P41"><text:s text:c="4"/># …</text:p>
      <text:p text:style-name="P75">O <text:span text:style-name="T1">enumerate()</text:span> é útil quando você precisa tanto do valor quanto do índice durante a iteração. Isso é comumente usado quando você deseja modificar elementos em uma lista com base em seus índices.</text:p>
      <text:p text:style-name="P75">Além disso, você pode especificar um argumento opcional <text:span text:style-name="T1">start</text:span> para <text:span text:style-name="T1">enumerate()</text:span>, que define o valor inicial do índice. Por padrão, o índice começa em 0. Exemplo:</text:p>
      <text:p text:style-name="P41">frutas = ["maçã", "banana", "laranja"]</text:p>
      <text:p text:style-name="P41"/>
      <text:p text:style-name="P41">for indice, fruta in enumerate(frutas, start=1):</text:p>
      <text:p text:style-name="P41"><text:s text:c="4"/>print(f"Índice: {indice}, Valor: {fruta}")</text:p>
      <text:p text:style-name="P76">A saída será:</text:p>
      <text:p text:style-name="P42"><text:soft-page-break/>Índice: 1, Valor: maçã</text:p>
      <text:p text:style-name="P42">Índice: 2, Valor: banana</text:p>
      <text:p text:style-name="P42">Índice: 3, Valor: laranja</text:p>
      <text:h text:style-name="P102" text:outline-level="2">Módulo 09 – Repetições em Python (while)</text:h>
      <text:h text:style-name="P116" text:outline-level="3">Aula 14 – Estrutura de Repetição while</text:h>
      <text:p text:style-name="P86">A estrutura de repetição <text:span text:style-name="T1">while</text:span> no Python é usada para executar um bloco de código repetidamente enquanto uma determinada condição é verdadeira. Aqui está um exemplo básico:</text:p>
      <text:p text:style-name="P43">contador = 0</text:p>
      <text:p text:style-name="P43">while (contador &lt; 5):</text:p>
      <text:p text:style-name="P43"><text:s text:c="4"/>print(contador)</text:p>
      <text:p text:style-name="P43"><text:s text:c="4"/>contador = contador + 1</text:p>
      <text:p text:style-name="P78">Neste código, enquanto a variável <text:span text:style-name="T1">contador</text:span>, inicializada com 0, for menor do que 5, as instruções das linhas 3 e 4 serão executadas. A linha 4 incrementa o valor da variável <text:span text:style-name="T1">contador</text:span>, de forma que em algum momento seu valor igualará o número 5. Quando isso for verificado na linha 2, o laço será interrompido.</text:p>
      <text:p text:style-name="P78">Além disso, o Python permite usar a instrução <text:span text:style-name="T1">else</text:span> com o <text:span text:style-name="T1">while</text:span>. O propósito disso é executar alguma instrução ou bloco de código ao final do loop. Veja este exemplo:</text:p>
      <text:p text:style-name="P43">contador = 0</text:p>
      <text:p text:style-name="P43">while (contador &lt; 5):</text:p>
      <text:p text:style-name="P43"><text:s text:c="4"/>print(contador)</text:p>
      <text:p text:style-name="P43"><text:s text:c="4"/>contador = contador + 1</text:p>
      <text:p text:style-name="P43">else:</text:p>
      <text:p text:style-name="P43"><text:s text:c="4"/>print("O loop while foi encerrado com sucesso!")</text:p>
      <text:p text:style-name="P78">Neste caso, a mensagem “O loop while foi encerrado com sucesso!” será impressa após o término do loop. Se dentro da repetição for executado um <text:span text:style-name="T1">break</text:span>, o loop será encerrado sem executar o conjunto da cláusula <text:span text:style-name="T1">else</text:span>.</text:p>
      <text:h text:style-name="P117" text:outline-level="3">Aula 15 – Interrompendo Repetições while</text:h>
      <text:p text:style-name="P87"><text:span text:style-name="T1">while True</text:span> é uma estrutura de repetição em Python que cria um loop infinito. O bloco de código dentro do loop continuará a ser executado repetidamente, enquanto a condição <text:span text:style-name="T1">True</text:span> for verdadeira. Isso cria um loop que só pode ser interrompido por meio de instruções como <text:span text:style-name="T1">break</text:span> ou quando o programa é encerrado.</text:p>
      <text:p text:style-name="P87">A instrução <text:span text:style-name="T1">break</text:span> é usada para sair imediatamente do loop mais próximo que a contém. Quando combinado com <text:span text:style-name="T1">while True</text:span>, ela é frequentemente utilizada para criar loops que podem ser encerrados manualmente com base em alguma condição interna.</text:p>
      <text:p text:style-name="P87"><text:soft-page-break/>Aqui está um exemplo comum de uso de <text:span text:style-name="T1">while True</text:span> e <text:span text:style-name="T1">break</text:span> para criar um loop controlado pelo usuário:</text:p>
      <text:p text:style-name="P44">while True:</text:p>
      <text:p text:style-name="P44"><text:s text:c="4"/>user_input = input("Digite algo (ou 'sair' para encerrar): ")</text:p>
      <text:p text:style-name="P44"><text:s text:c="4"/></text:p>
      <text:p text:style-name="P44"><text:s text:c="4"/>if user_input.lower() == 'sair':</text:p>
      <text:p text:style-name="P44"><text:s text:c="8"/>break <text:s/># Interrompe o loop quando 'sair' é digitado</text:p>
      <text:p text:style-name="P44"><text:s text:c="4"/>else:</text:p>
      <text:p text:style-name="P44"><text:s text:c="8"/># Continue com o processamento normal dentro do loop</text:p>
      <text:p text:style-name="P44"><text:s text:c="8"/>print(f"Você digitou: {user_input}")</text:p>
      <text:p text:style-name="P79">Neste exemplo, o loop <text:span text:style-name="T1">while True</text:span> executa continuamente até que o usuário digite "sair". Quando isso acontece, a instrução break é acionada, encerrando o loop.</text:p>
      <text:p text:style-name="P79">Essa construção é frequentemente usada para implementar menus interativos, onde o loop continua até que o usuário escolha sair ou realizar alguma outra ação que interrompa o fluxo normal do programa.</text:p>
      <text:h text:style-name="P94" text:outline-level="1">Mundo 03</text:h>
      <text:h text:style-name="P103" text:outline-level="2">Módulo 10 – Tuplas em Python</text:h>
      <text:h text:style-name="P118" text:outline-level="3">Aula 16 – Tuplas </text:h>
      <text:p text:style-name="P88">Em Python, uma tupla é uma estrutura de dados semelhante a uma lista, mas com uma diferença fundamental: ela é imutável. Isso significa que, uma vez que uma tupla é criada, não é possível alterar seus elementos, adicionar novos elementos ou removê-los. As tuplas são representadas por parênteses <text:span text:style-name="T1">()</text:span>.</text:p>
      <text:p text:style-name="P88">Aqui estão algumas características e exemplos de uso de tuplas em Python:</text:p>
      <text:p text:style-name="P10">Criação de Tuplas:</text:p>
      <text:p text:style-name="P34"># Tupla vazia</text:p>
      <text:p text:style-name="P34">tupla_vazia = ()</text:p>
      <text:p text:style-name="P23"><text:span text:style-name="T12"/></text:p>
      <text:p text:style-name="P34"># Tupla com elementos</text:p>
      <text:p text:style-name="P34">tupla_exemplo = (1, 2, 3, 'a', 'b', 'c')</text:p>
      <text:p text:style-name="P23"><text:span text:style-name="T12"/></text:p>
      <text:p text:style-name="P34"># Tupla com um único elemento (necessário adicionar uma vírgula)</text:p>
      <text:p text:style-name="P34">tupla_um_elemento = (42,)</text:p>
      <text:p text:style-name="P23"><text:span text:style-name="T12"/></text:p>
      <text:p text:style-name="P23"><text:soft-page-break/><text:span text:style-name="T12"># Também é possível criar uma tupla sem parênteses</text:span></text:p>
      <text:p text:style-name="P34">outra_tupla = 4, 5, 6</text:p>
      <text:p text:style-name="P45"/>
      <text:p text:style-name="P55">Acesso a Elementos:</text:p>
      <text:p text:style-name="P34"># Acesso por índice</text:p>
      <text:p text:style-name="P34">primeiro_elemento = tupla_exemplo[0]</text:p>
      <text:p text:style-name="P34"/>
      <text:p text:style-name="P34"># Acesso a uma fatia (slice)</text:p>
      <text:p text:style-name="P34">parte_da_tupla = tupla_exemplo[2:5]</text:p>
      <text:p text:style-name="P34"/>
      <text:p text:style-name="P55">Operações Básicas:</text:p>
      <text:p text:style-name="P34"># Concatenação de tuplas</text:p>
      <text:p text:style-name="P34">tupla_concatenada = tupla_exemplo + outra_tupla</text:p>
      <text:p text:style-name="P34"/>
      <text:p text:style-name="P34"># Repetição de uma tupla</text:p>
      <text:p text:style-name="P34">tupla_repetida = tupla_um_elemento * 3</text:p>
      <text:p text:style-name="P34"/>
      <text:p text:style-name="P55">Métodos de Tuplas:</text:p>
      <text:p text:style-name="P34"># Contar o número de ocorrências de um elemento</text:p>
      <text:p text:style-name="P34">count_a = tupla_exemplo.count('a')</text:p>
      <text:p text:style-name="P34"/>
      <text:p text:style-name="P34"># Obter o índice da primeira ocorrência de um elemento</text:p>
      <text:p text:style-name="P34">index_b = tupla_exemplo.index('b')</text:p>
      <text:p text:style-name="P34"/>
      <text:p text:style-name="P55">Desempacotamento de Tuplas:</text:p>
      <text:p text:style-name="P34"># Desempacotamento em variáveis</text:p>
      <text:p text:style-name="P34">a, b, c = outra_tupla</text:p>
      <text:p text:style-name="P70">As tuplas são úteis quando se deseja criar estruturas de dados imutáveis e são frequentemente usadas para representar coleções de valores relacionados. Elas também podem ser usadas como chaves em dicionários devido à sua imutabilidade.</text:p>
      <text:p text:style-name="P70"/>
      <text:p text:style-name="P70"/>
      <text:p text:style-name="P70"/>
      <text:h text:style-name="P104" text:outline-level="2"><text:soft-page-break/>Módulo 11 – Listas em Python</text:h>
      <text:h text:style-name="P119" text:outline-level="3">Aula 17 – Listas (parte 1)</text:h>
      <text:p text:style-name="P89">Em Python, listas são uma estrutura de dados muito útil e flexível que permite armazenar e manipular uma coleção ordenada de itens. Aqui estão algumas características importantes sobre listas em Python: </text:p>
      <text:p text:style-name="P11">Criando uma Lista:</text:p>
      <text:p text:style-name="P19">Para criar uma lista, você pode usar colchetes [] e separar os elementos por vírgulas:</text:p>
      <text:p text:style-name="P35">minha_lista = [1, 2, 3, 4, 5]</text:p>
      <text:p text:style-name="P56">Acessando Elementos:</text:p>
      <text:p text:style-name="P71">Você pode acessar elementos em uma lista usando índices. Lembre-se de que os índices em Python começam do zero: </text:p>
      <text:p text:style-name="P35">primeiro_elemento = minha_lista[0]</text:p>
      <text:p text:style-name="P35">segundo_elemento = minha_lista[1]</text:p>
      <text:p text:style-name="P56">Modificando Elementos:</text:p>
      <text:p text:style-name="P71">Você pode modificar elementos específicos da lista atribuindo um novo valor ao índice desejado: </text:p>
      <text:p text:style-name="P35">minha_lista[2] = 10</text:p>
      <text:p text:style-name="P56">Adicionando e Removendo Elementos:</text:p>
      <text:p text:style-name="P71">Para adicionar elementos ao final da lista, você pode usar o método <text:span text:style-name="T1">append()</text:span>:</text:p>
      <text:p text:style-name="P35">minha_lista.append(6)</text:p>
      <text:p text:style-name="P35"/>
      <text:p text:style-name="P71">Para inserir um elemento em uma posição específica, use <text:span text:style-name="T1">insert()</text:span>:</text:p>
      <text:p text:style-name="P35">minha_lista.insert(2, 7) <text:s/># Insere o número 7 na posição 2</text:p>
      <text:p text:style-name="P71"/>
      <text:p text:style-name="P71">Para remover um elemento pelo valor, use <text:span text:style-name="T1">remove()</text:span>:</text:p>
      <text:p text:style-name="P35">minha_lista.remove(4) <text:s/># Remove o número 4 da lista</text:p>
      <text:p text:style-name="P71"/>
      <text:p text:style-name="P71">O <text:span text:style-name="T1">del</text:span> é um comando que pode ser usado para remover um elemento de uma lista ou até mesmo excluir a lista inteira. Quando utilizado para remover um elemento, ele faz isso com base no índice do elemento.</text:p>
      <text:p text:style-name="P35">minha_lista = [1, 2, 3, 4, 5]</text:p>
      <text:p text:style-name="P35">del minha_lista[2] <text:s/># Remove o elemento de índice 2</text:p>
      <text:p text:style-name="P35">print(minha_lista) <text:s/># Resultado: [1, 2, 4, 5]</text:p>
      <text:p text:style-name="P71"/>
      <text:p text:style-name="P71"><text:soft-page-break/>O método <text:span text:style-name="T1">pop()</text:span> é específico para listas e remove e retorna o último elemento da lista por padrão, ou o elemento de um índice específico se fornecido como argumento.</text:p>
      <text:p text:style-name="P35">minha_lista = [1, 2, 3, 4, 5]</text:p>
      <text:p text:style-name="P35">elemento_removido = minha_lista.pop() <text:s/># Remove e retorna o último elemento</text:p>
      <text:p text:style-name="P35">print(elemento_removido) <text:s/># Resultado: 5</text:p>
      <text:p text:style-name="P35">print(minha_lista) <text:s/># Resultado: [1, 2, 3, 4]</text:p>
      <text:p text:style-name="P71"/>
      <text:p text:style-name="P56">Funções Úteis:</text:p>
      <text:list text:style-name="L34">
        <text:list-item>
          <text:p text:style-name="P141"><text:span text:style-name="T1">len(lista)</text:span>: Retorna o comprimento da lista.</text:p>
        </text:list-item>
        <text:list-item>
          <text:p text:style-name="P141"><text:span text:style-name="T1">sorted(lista)</text:span>: Retorna uma nova lista ordenada.</text:p>
        </text:list-item>
        <text:list-item>
          <text:p text:style-name="P141"><text:span text:style-name="T1">min(lista)</text:span> e <text:span text:style-name="T1">max(lista)</text:span>: Retornam o menor e o maior valor na lista, respectivamente.</text:p>
        </text:list-item>
        <text:list-item>
          <text:p text:style-name="P152">lista.sort() <text:span text:style-name="T12">e </text:span>lista.sort(reverse=True) <text:span text:style-name="T12">para reordernar os valores na lista.</text:span></text:p>
        </text:list-item>
      </text:list>
      <text:p text:style-name="P71">Estas são apenas algumas operações básicas com listas. Python oferece muitas funcionalidades poderosas para trabalhar com listas, como compreensão de listas, fatiamento, e funções como <text:span text:style-name="T1">map</text:span> e <text:span text:style-name="T1">filter</text:span>.</text:p>
      <text:p text:style-name="P56"/>
      <text:p text:style-name="P56">Informação importante:</text:p>
      <text:p text:style-name="P71">Quando você faz uma atribuição como <text:span text:style-name="T1">b = a</text:span> em Python, <text:span text:style-name="T1">você está fazendo com que b se torne uma referência para a mesma lista que a está referenciando</text:span>. Isso significa que <text:span text:style-name="T1">a</text:span> e <text:span text:style-name="T1">b</text:span> apontam para a mesma lista na memória, e qualquer modificação feita na lista através de uma variável afetará a outra variável também.</text:p>
      <text:p text:style-name="P71">Se você deseja criar uma cópia independente da lista, de modo que modificar uma lista não afete a outra, você pode usar a função <text:span text:style-name="T1">copy()</text:span> ou a sintaxe de fatiamento (<text:span text:style-name="T1">[:]</text:span>):</text:p>
      <text:h text:style-name="Heading_20_3" text:outline-level="3"/>
      <text:h text:style-name="P120" text:outline-level="3">Aula 18 – Listas (parte 2)</text:h>
      <text:p text:style-name="P12">Listas Multidimensionais:</text:p>
      <text:p text:style-name="P20">Em Python, você pode criar listas dentro de listas, formando assim listas aninhadas. Isso é conhecido como uma lista multidimensional ou lista aninhada. Essas listas podem ser usadas para representar estruturas de dados mais complexas, como matrizes, tabelas ou até mesmo árvores simples.</text:p>
      <text:p text:style-name="P20">Vamos ver um exemplo de como criar e trabalhar com listas dentro de listas:</text:p>
      <text:p text:style-name="P36"># Criando uma lista aninhada (matriz 2x3)</text:p>
      <text:p text:style-name="P36">matriz = [[1, 2, 3], [4, 5, 6]]</text:p>
      <text:p text:style-name="P36"/>
      <text:p text:style-name="P36"><text:soft-page-break/># Acessando elementos</text:p>
      <text:p text:style-name="P36">primeiro_elemento = matriz[0][0] <text:s/># Resultado: 1</text:p>
      <text:p text:style-name="P36">segundo_elemento = matriz[1][1] <text:s text:c="2"/># Resultado: 5</text:p>
      <text:p text:style-name="P36"/>
      <text:p text:style-name="P36"># Modificando elementos</text:p>
      <text:p text:style-name="P36">matriz[0][2] = 10</text:p>
      <text:p text:style-name="P36">matriz[1][0] = 7</text:p>
      <text:p text:style-name="P36"/>
      <text:p text:style-name="P36"># Adicionando uma nova linha</text:p>
      <text:p text:style-name="P36">nova_linha = [8, 9, 11]</text:p>
      <text:p text:style-name="P36">matriz.append(nova_linha)</text:p>
      <text:p text:style-name="P36"/>
      <text:p text:style-name="P36"># Exibindo a matriz</text:p>
      <text:p text:style-name="P36">for linha in matriz:</text:p>
      <text:p text:style-name="P36"><text:s text:c="4"/>print(linha)</text:p>
      <text:p text:style-name="P72">Neste exemplo, temos uma matriz 2x3 representada por uma lista aninhada. Cada sublista dentro da lista principal representa uma linha da matriz. Os elementos individuais são acessados usando índices duplos, onde o primeiro índice representa a linha e o segundo índice representa a coluna.</text:p>
      <text:p text:style-name="P72"/>
      <text:p text:style-name="P72">Algumas considerações importantes:</text:p>
      <text:list text:style-name="L35">
        <text:list-item>
          <text:p text:style-name="P142">Tamanho das Sublistas: Em uma lista aninhada, cada sublista pode ter um tamanho diferente, permitindo representar matrizes irregulares.</text:p>
        </text:list-item>
        <text:list-item>
          <text:p text:style-name="P142">Mutabilidade: As sublistas são mutáveis, então você pode modificar seus elementos ou adicionar/remover sublistas conforme necessário.</text:p>
        </text:list-item>
        <text:list-item>
          <text:p text:style-name="P142">Tipos de Elementos: Os elementos de uma lista aninhada podem ser de qualquer tipo, inclusive outras listas aninhadas.</text:p>
        </text:list-item>
      </text:list>
      <text:p text:style-name="P72">Listas dentro de listas são uma maneira poderosa de lidar com dados mais complexos em Python, proporcionando uma estrutura flexível e eficaz para representar informações multidimensionais.</text:p>
      <text:h text:style-name="P105" text:outline-level="2" text:is-list-header="true">Módulo 12 – Dicionários em Python</text:h>
      <text:h text:style-name="P121" text:outline-level="3">Aula 19 – Dicionários</text:h>
      <text:p text:style-name="P90">Dicionários são uma estrutura de dados fundamental em Python que permite armazenar e organizar dados de maneira eficiente. Eles são conhecidos por sua flexibilidade e capacidade de mapear chaves a valores. Aqui estão alguns conceitos importantes sobre dicionários em Python:</text:p>
      <text:p text:style-name="P90"/>
      <text:p text:style-name="P13"><text:soft-page-break/>Estrutura de Dicionário:</text:p>
      <text:list text:style-name="L36">
        <text:list-item>
          <text:p text:style-name="P160">Um dicionário é definido usando chaves <text:span text:style-name="T1">{}</text:span>.</text:p>
        </text:list-item>
        <text:list-item>
          <text:p text:style-name="P160">Cada item no dicionário consiste em um par chave-valor, separado por dois pontos <text:span text:style-name="T1">:</text:span>.</text:p>
        </text:list-item>
      </text:list>
      <text:p text:style-name="P37">my_dict = {'chave1': 'valor1', 'chave2': 'valor2', 'chave3': 'valor3'}</text:p>
      <text:p text:style-name="P37"/>
      <text:p text:style-name="P57">Acesso a Elementos:</text:p>
      <text:list text:style-name="L37">
        <text:list-item>
          <text:p text:style-name="P143">Os valores são acessados usando a chave correspondente.</text:p>
        </text:list-item>
        <text:list-item>
          <text:p text:style-name="P143">Se a chave não existe, isso resulta em uma exceção KeyError.</text:p>
        </text:list-item>
      </text:list>
      <text:p text:style-name="P37">print(my_dict['chave1']) <text:s/># Saída: 'valor1'</text:p>
      <text:p text:style-name="P37"/>
      <text:p text:style-name="P57">Manipulação de Dados:</text:p>
      <text:list text:style-name="L38">
        <text:list-item>
          <text:p text:style-name="P144">Adição, atualização e remoção de elementos são operações comuns. </text:p>
        </text:list-item>
      </text:list>
      <text:p text:style-name="P37">my_dict['nova_chave'] = 'novo_valor' <text:s/># Adição</text:p>
      <text:p text:style-name="P37">my_dict['chave1'] = 'novo_valor1' <text:s text:c="4"/># Atualização</text:p>
      <text:p text:style-name="P37">del my_dict['chave2'] <text:s text:c="16"/># Remoção</text:p>
      <text:p text:style-name="P37"/>
      <text:p text:style-name="P57">Métodos Úteis:</text:p>
      <text:list text:style-name="L39">
        <text:list-item>
          <text:p text:style-name="P145"><text:span text:style-name="T1">keys()</text:span>: Retorna uma lista com as chaves do dicionário.</text:p>
        </text:list-item>
        <text:list-item>
          <text:p text:style-name="P145"><text:span text:style-name="T1">values()</text:span>: Retorna uma lista com os valores do dicionário.</text:p>
        </text:list-item>
        <text:list-item>
          <text:p text:style-name="P145"><text:span text:style-name="T1">items()</text:span>: Retorna uma lista de tuplas (chave, valor).</text:p>
        </text:list-item>
        <text:list-item>
          <text:p text:style-name="P145">Use métodos como <text:span text:style-name="T1">update()</text:span> para adicionar ou atualizar várias chaves de uma vez.</text:p>
        </text:list-item>
      </text:list>
      <text:p text:style-name="P37">keys_list = my_dict.keys()</text:p>
      <text:p text:style-name="P37">values_list = my_dict.values()</text:p>
      <text:p text:style-name="P37">items_list = my_dict.items()</text:p>
      <text:p text:style-name="P37">person.update({'age': 26, 'gender': 'Male'})</text:p>
      <text:p text:style-name="P73">Dicionários são extremamente úteis em situações em que você precisa associar informações ou quando a ordem dos elementos não é crucial. Eles são amplamente utilizados em Python e desempenham um papel fundamental em muitos programas e bibliotecas.</text:p>
      <text:p text:style-name="P73"/>
      <text:h text:style-name="P106" text:outline-level="2"><text:soft-page-break/></text:h>
      <text:h text:style-name="P106" text:outline-level="2">Módulo 13 – Funções em Python</text:h>
      <text:h text:style-name="P122" text:outline-level="3">Aula 20 – Funções (parte 1)</text:h>
      <text:p text:style-name="P179">Em Python, uma função é um bloco de código reutilizável que realiza uma tarefa específica. Elas ajudam a organizar e modularizar o código, tornando-o mais legível e fácil de manter. Funções são definidas usando a palavra-chave <text:span text:style-name="T1">def</text:span>, seguida pelo nome da função, parênteses que podem conter parâmetros e dois pontos. O bloco de código da função é indentado.</text:p>
      <text:p text:style-name="P179">Aqui está um exemplo básico de uma função em Python:</text:p>
      <text:p text:style-name="P180">def saudacao(nome):</text:p>
      <text:p text:style-name="P180"><text:s text:c="4"/>"""Esta função imprime uma saudação."""</text:p>
      <text:p text:style-name="P180"><text:s text:c="4"/>print(f"Olá, {nome}!")</text:p>
      <text:p text:style-name="P180"/>
      <text:p text:style-name="P180"># Chamando a função</text:p>
      <text:p text:style-name="P180">saudacao("João")</text:p>
      <text:p text:style-name="P182">Neste exemplo, a função <text:span text:style-name="T1">saudacao</text:span> recebe um parâmetro <text:span text:style-name="T1">nome</text:span> e imprime uma saudação personalizada. A string dentro de três aspas triplas <text:span text:style-name="T1">(""")</text:span> é chamada de docstring e fornece documentação sobre a função.</text:p>
      <text:p text:style-name="P183"/>
      <text:p text:style-name="P184">Parâmetros de função:</text:p>
      <text:p text:style-name="P185">As funções podem ter parâmetros, que são valores que a função aceita durante sua execução. Os parâmetros são especificados entre parênteses na definição da função. Por exemplo:</text:p>
      <text:p text:style-name="P181">def soma(a, b):</text:p>
      <text:p text:style-name="P181"><text:s text:c="4"/>"""Esta função retorna a soma de dois números."""</text:p>
      <text:p text:style-name="P181"><text:s text:c="4"/>resultado = a + b</text:p>
      <text:p text:style-name="P181"><text:s text:c="4"/>return resultado</text:p>
      <text:p text:style-name="P181"/>
      <text:p text:style-name="P181"># Chamando a função</text:p>
      <text:p text:style-name="P181">resultado_soma = soma(3, 5)</text:p>
      <text:p text:style-name="P181">print(resultado_soma) <text:s/># Saída: 8</text:p>
      <text:p text:style-name="P184"/>
      <text:p text:style-name="P184">Valor de retorno:</text:p>
      <text:p text:style-name="P185">As funções podem retornar valores usando a palavra-chave <text:span text:style-name="T1">return</text:span>. O valor retornado pode ser atribuído a uma variável ou usado diretamente em uma expressão.</text:p>
      <text:p text:style-name="P181"><text:soft-page-break/>def quadrado(numero):</text:p>
      <text:p text:style-name="P181"><text:s text:c="4"/>"""Esta função retorna o quadrado de um número."""</text:p>
      <text:p text:style-name="P181"><text:s text:c="4"/>resultado = numero ** 2</text:p>
      <text:p text:style-name="P181"><text:s text:c="4"/>return resultado</text:p>
      <text:p text:style-name="P181"/>
      <text:p text:style-name="P181"># Chamando a função e usando o valor retornado</text:p>
      <text:p text:style-name="P181">resultado_quadrado = quadrado(4)</text:p>
      <text:p text:style-name="P181">print(resultado_quadrado) <text:s/># Saída: 16</text:p>
      <text:p text:style-name="P181"/>
      <text:p text:style-name="P184">Argumentos padrão:</text:p>
      <text:p text:style-name="P185">Funções podem ter argumentos padrão, que são valores atribuídos automaticamente se não forem fornecidos durante a chamada da função.</text:p>
      <text:p text:style-name="P181">def saudacao_personalizada(nome, saudacao="Olá"):</text:p>
      <text:p text:style-name="P181"><text:s text:c="4"/>"""Esta função imprime uma saudação personalizada."""</text:p>
      <text:p text:style-name="P181"><text:s text:c="4"/>print(f"{saudacao}, {nome}!")</text:p>
      <text:p text:style-name="P181"/>
      <text:p text:style-name="P181"># Chamando a função com e sem especificar o argumento 'saudacao'</text:p>
      <text:p text:style-name="P181">saudacao_personalizada("Maria") <text:s/># Saída: Olá, Maria!</text:p>
      <text:p text:style-name="P181">saudacao_personalizada("João", saudacao="Oi") <text:s/># Saída: Oi, João!</text:p>
      <text:p text:style-name="P185">Estes são apenas conceitos básicos sobre funções em Python. Elas desempenham um papel crucial na estruturação de programas e na reutilização de código. Funções podem ser muito mais complexas, com várias instruções e lógicas internas, dependendo das necessidades do programa. </text:p>
      <text:p text:style-name="P185"/>
      <text:p text:style-name="P184">Empacotamento de Argumentos:</text:p>
      <text:p text:style-name="P185">O empacotamento de argumentos permite que uma função aceite um número variável de argumentos posicionais. Isso é feito utilizando o operador <text:span text:style-name="T1">*</text:span> antes do nome do parâmetro na definição da função. Vejamos um exemplo:</text:p>
      <text:p text:style-name="P181">def soma(*args):</text:p>
      <text:p text:style-name="P181"><text:s text:c="4"/>"""Esta função retorna a soma de argumentos variáveis."""</text:p>
      <text:p text:style-name="P181"><text:s text:c="4"/>resultado = 0</text:p>
      <text:p text:style-name="P181"><text:s text:c="4"/>for numero in args:</text:p>
      <text:p text:style-name="P181"><text:s text:c="8"/>resultado += numero</text:p>
      <text:p text:style-name="P181"><text:s text:c="4"/>return resultado</text:p>
      <text:p text:style-name="P181"/>
      <text:p text:style-name="P181"><text:soft-page-break/># Chamando a função com diferentes números de argumentos</text:p>
      <text:p text:style-name="P181">print(soma(1, 2, 3)) <text:s text:c="10"/># Saída: 6</text:p>
      <text:p text:style-name="P181">print(soma(4, 5, 6, 7)) <text:s text:c="7"/># Saída: 22</text:p>
      <text:p text:style-name="P181">print(soma(10, 20, 30, 40, 50)) # Saída: 150</text:p>
      <text:p text:style-name="P185">No exemplo acima, a função soma aceita qualquer número de argumentos posicionais e os adiciona todos juntos.</text:p>
      <text:p text:style-name="P185"/>
      <text:p text:style-name="P184">Empacotamento de Argumentos de Palavra-chave:</text:p>
      <text:p text:style-name="P185">Da mesma forma, você pode empacotar argumentos de palavra-chave usando o operador <text:span text:style-name="T1">**</text:span> antes do nome do parâmetro. Isso permite que uma função aceite um número variável de argumentos de palavra-chave, que são tratados como um dicionário na função. Veja um exemplo:</text:p>
      <text:p text:style-name="P181">def exibir_info(**kwargs):</text:p>
      <text:p text:style-name="P181"><text:s text:c="4"/>"""Esta função exibe informações fornecidas como argumentos de palavra-chave."""</text:p>
      <text:p text:style-name="P181"><text:s text:c="4"/>for chave, valor in kwargs.items():</text:p>
      <text:p text:style-name="P181"><text:s text:c="8"/>print(f"{chave}: {valor}")</text:p>
      <text:p text:style-name="P181"/>
      <text:p text:style-name="P181"># Chamando a função com diferentes argumentos de palavra-chave</text:p>
      <text:p text:style-name="P181">exibir_info(nome="Alice", idade=25, cidade="São Paulo")</text:p>
      <text:p text:style-name="P181"># Saída:</text:p>
      <text:p text:style-name="P181"># nome: Alice</text:p>
      <text:p text:style-name="P181"># idade: 25</text:p>
      <text:p text:style-name="P181"># cidade: São Paulo</text:p>
      <text:p text:style-name="P185">Neste exemplo, a função <text:span text:style-name="T1">exibir_info</text:span> aceita argumentos de palavra-chave variáveis e os exibe. Os argumentos de palavra-chave são passados para a função como um dicionário.</text:p>
      <text:p text:style-name="P185">Esses recursos são úteis quando você deseja criar funções mais flexíveis que possam lidar com diferentes números de argumentos ou argumentos de palavra-chave. O empacotamento é especialmente útil em situações em que você não conhece antecipadamente a quantidade exata de argumentos que serão passados para a funçã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fi" svg:font-family="'Liberation Serfi'"/>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3-12-31T18:41:40.986000000</dc:date>
    <meta:editing-duration>P4DT12H46M17S</meta:editing-duration>
    <meta:editing-cycles>43</meta:editing-cycles>
    <meta:generator>LibreOffice/7.6.4.1$Windows_X86_64 LibreOffice_project/e19e193f88cd6c0525a17fb7a176ed8e6a3e2aa1</meta:generator>
    <meta:document-statistic meta:table-count="0" meta:image-count="0" meta:object-count="0" meta:page-count="32" meta:paragraph-count="666" meta:word-count="8707" meta:character-count="54814" meta:non-whitespace-character-count="46469"/>
  </office:meta>
</office:document-meta>
</file>